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8.908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9.296cm"/>
    </style:style>
    <style:style style:name="co7" style:family="table-column">
      <style:table-column-properties fo:break-before="auto" style:column-width="4.36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3.568cm"/>
    </style:style>
    <style:style style:name="co11" style:family="table-column">
      <style:table-column-properties fo:break-before="auto" style:column-width="3.191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2.33cm"/>
    </style:style>
    <style:style style:name="co14" style:family="table-column">
      <style:table-column-properties fo:break-before="auto" style:column-width="2.08cm"/>
    </style:style>
    <style:style style:name="co15" style:family="table-column">
      <style:table-column-properties fo:break-before="auto" style:column-width="2.552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8.834cm"/>
    </style:style>
    <style:style style:name="co20" style:family="table-column">
      <style:table-column-properties fo:break-before="auto" style:column-width="1.199cm"/>
    </style:style>
    <style:style style:name="co21" style:family="table-column">
      <style:table-column-properties fo:break-before="auto" style:column-width="7.99cm"/>
    </style:style>
    <style:style style:name="co22" style:family="table-column">
      <style:table-column-properties fo:break-before="auto" style:column-width="1.961cm"/>
    </style:style>
    <style:style style:name="co23" style:family="table-column">
      <style:table-column-properties fo:break-before="auto" style:column-width="1.147cm"/>
    </style:style>
    <style:style style:name="co24" style:family="table-column">
      <style:table-column-properties fo:break-before="auto" style:column-width="4.99cm"/>
    </style:style>
    <style:style style:name="co25" style:family="table-column">
      <style:table-column-properties fo:break-before="auto" style:column-width="6.465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3.052cm"/>
    </style:style>
    <style:style style:name="co28" style:family="table-column">
      <style:table-column-properties fo:break-before="auto" style:column-width="2.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">
      <style:text-properties fo:font-weight="bold" style:font-weight-asian="bold" style:font-weight-complex="bold"/>
    </style:style>
    <style:style style:name="ce6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igh level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Effort ( Days)</text:p>
          </table:table-cell>
          <table:table-cell table:style-name="ce1" office:value-type="string">
            <text:p>Adjusted</text:p>
          </table:table-cell>
          <table:table-cell table:style-name="ce1" office:value-type="string">
            <text:p>Show working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%age complete</text:p>
          </table:table-cell>
        </table:table-row>
        <table:table-row table:style-name="ro1">
          <table:table-cell office:value-type="string">
            <text:p>Evaluate Gutenberg's compatibility with own plugin / them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0 per day</text:p>
          </table:table-cell>
          <table:table-cell office:value-type="string">
            <text:p>Source repos under bobbingwide – Components</text:p>
          </table:table-cell>
          <table:table-cell/>
        </table:table-row>
        <table:table-row table:style-name="ro2">
          <table:table-cell office:value-type="string">
            <text:p>Convert shortcodes to blocks</text:p>
          </table:table-cell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See Shortcodes sheet</text:p>
          </table:table-cell>
          <table:table-cell/>
        </table:table-row>
        <table:table-row table:style-name="ro1">
          <table:table-cell office:value-type="string">
            <text:p>Evaluate Gutenberg's compatibility with site</text:p>
          </table:table-cell>
          <table:table-cell office:value-type="float" office:value="250">
            <text:p>2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Subdirectory installs</text:p>
          </table:table-cell>
          <table:table-cell/>
        </table:table-row>
        <table:table-row table:style-name="ro1">
          <table:table-cell office:value-type="string">
            <text:p>Migrate content to block editor</text:p>
          </table:table-cell>
          <table:table-cell office:value-type="string">
            <text:p>???</text:p>
          </table:table-cell>
          <table:table-cell table:number-columns-repeated="5"/>
        </table:table-row>
      </table:table>
      <table:table table:name="Unknowns" table:style-name="ta1" table:print="false">
        <table:table-column table:style-name="co2" table:default-cell-style-name="Default"/>
        <table:table-row table:style-name="ro1">
          <table:table-cell table:style-name="ce1" office:value-type="string">
            <text:p>Unknowns</text:p>
          </table:table-cell>
        </table:table-row>
        <table:table-row table:style-name="ro1">
          <table:table-cell office:value-type="string">
            <text:p>How to correctly implement issues with “keys”</text:p>
          </table:table-cell>
        </table:table-row>
        <table:table-row table:style-name="ro1">
          <table:table-cell office:value-type="string">
            <text:p>How to access options from the REST API</text:p>
          </table:table-cell>
        </table:table-row>
        <table:table-row table:style-name="ro1">
          <table:table-cell office:value-type="string">
            <text:p>How to lazy load JS / CSS</text:p>
          </table:table-cell>
        </table:table-row>
        <table:table-row table:style-name="ro1">
          <table:table-cell office:value-type="string">
            <text:p>How to lazy load REACT code</text:p>
          </table:table-cell>
        </table:table-row>
        <table:table-row table:style-name="ro1">
          <table:table-cell office:value-type="string">
            <text:p>How to perform REST queries</text:p>
          </table:table-cell>
        </table:table-row>
        <table:table-row table:style-name="ro1">
          <table:table-cell office:value-type="string">
            <text:p>How to internationalize </text:p>
          </table:table-cell>
        </table:table-row>
        <table:table-row table:style-name="ro3">
          <table:table-cell office:value-type="string">
            <text:p>How to support JS in metaboxes</text:p>
          </table:table-cell>
        </table:table-row>
        <table:table-row table:style-name="ro1">
          <table:table-cell office:value-type="string">
            <text:p>How to control block conversion</text:p>
          </table:table-cell>
        </table:table-row>
        <table:table-row table:style-name="ro1">
          <table:table-cell office:value-type="string">
            <text:p>How and when to implement logic for deprecated blocks</text:p>
          </table:table-cell>
        </table:table-row>
        <table:table-row table:style-name="ro1">
          <table:table-cell office:value-type="string">
            <text:p>How to test JS code</text:p>
          </table:table-cell>
        </table:table-row>
        <table:table-row table:style-name="ro1">
          <table:table-cell office:value-type="string">
            <text:p>How to automatically migrate content?</text:p>
          </table:table-cell>
        </table:table-row>
      </table:table>
      <table:table table:name="Risks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isks</text:p>
          </table:table-cell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office:value-type="string">
            <text:p>Mitigation?</text:p>
          </table:table-cell>
        </table:table-row>
        <table:table-row table:style-name="ro1">
          <table:table-cell office:value-type="string">
            <text:p>Unknowns</text:p>
          </table:table-cell>
          <table:table-cell table:number-columns-repeated="3"/>
        </table:table-row>
        <table:table-row table:style-name="ro1">
          <table:table-cell office:value-type="string">
            <text:p>Estimates incorrect</text:p>
          </table:table-cell>
          <table:table-cell table:number-columns-repeated="3"/>
        </table:table-row>
        <table:table-row table:style-name="ro1">
          <table:table-cell office:value-type="string">
            <text:p>Gutenberg not delivered in core</text:p>
          </table:table-cell>
          <table:table-cell table:number-columns-repeated="3"/>
        </table:table-row>
        <table:table-row table:style-name="ro1">
          <table:table-cell office:value-type="string">
            <text:p>Gutenberg breaks site</text:p>
          </table:table-cell>
          <table:table-cell table:number-columns-repeated="3"/>
        </table:table-row>
        <table:table-row table:style-name="ro1">
          <table:table-cell office:value-type="string">
            <text:p>Classic-editor breaks site</text:p>
          </table:table-cell>
          <table:table-cell table:number-columns-repeated="3"/>
        </table:table-row>
        <table:table-row table:style-name="ro1">
          <table:table-cell office:value-type="string">
            <text:p>User breaks site</text:p>
          </table:table-cell>
          <table:table-cell table:number-columns-repeated="3"/>
        </table:table-row>
        <table:table-row table:style-name="ro3">
          <table:table-cell office:value-type="string">
            <text:p>Updated plugin / theme breaks site</text:p>
          </table:table-cell>
          <table:table-cell table:number-columns-repeated="3"/>
        </table:table-row>
        <table:table-row table:style-name="ro1">
          <table:table-cell office:value-type="string">
            <text:p>Estimates not possi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table:number-columns-repeated="2"/>
        </table:table-row>
        <table:table-row table:style-name="ro1">
          <table:table-cell office:value-type="string">
            <text:p>Certain</text:p>
          </table:table-cell>
          <table:table-cell table:number-columns-repeated="3"/>
        </table:table-row>
        <table:table-row table:style-name="ro1">
          <table:table-cell office:value-type="string">
            <text:p>Likely</text:p>
          </table:table-cell>
          <table:table-cell table:number-columns-repeated="3"/>
        </table:table-row>
        <table:table-row table:style-name="ro1">
          <table:table-cell office:value-type="string">
            <text:p>Possible</text:p>
          </table:table-cell>
          <table:table-cell table:number-columns-repeated="3"/>
        </table:table-row>
        <table:table-row table:style-name="ro1">
          <table:table-cell office:value-type="string">
            <text:p>Unlikely</text:p>
          </table:table-cell>
          <table:table-cell table:number-columns-repeated="3"/>
        </table:table-row>
        <table:table-row table:style-name="ro1">
          <table:table-cell office:value-type="string">
            <text:p>Rare</text:p>
          </table:table-cell>
          <table:table-cell table:number-columns-repeated="3"/>
        </table:table-row>
      </table:table>
      <table:table table:name="Shortcod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9" table:default-cell-style-name="Default"/>
        <table:table-row table:style-name="ro1">
          <table:table-cell table:style-name="ce1" table:number-columns-repeated="8"/>
          <table:table-cell table:style-name="ce1" table:formula="of:=SUM([.I3:.I192])" office:value-type="float" office:value="342">
            <text:p>342</text:p>
          </table:table-cell>
          <table:table-cell table:style-name="ce1" table:formula="of:=SUM([.J3:.J192])" office:value-type="float" office:value="203">
            <text:p>203</text:p>
          </table:table-cell>
          <table:table-cell table:style-name="ce1" table:number-columns-repeated="1014"/>
        </table:table-row>
        <table:table-row table:style-name="ro3">
          <table:table-cell table:style-name="ce1" office:value-type="string">
            <text:p>Short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#parameter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Inline/Block</text:p>
          </table:table-cell>
          <table:table-cell table:style-name="ce1" office:value-type="string">
            <text:p>Convert?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Adjusted</text:p>
          </table:table-cell>
          <table:table-cell table:style-name="ce1" table:number-columns-repeated="1014"/>
        </table:table-row>
        <table:table-row table:style-name="ro3" table:visibility="filter">
          <table:table-cell office:value-type="string">
            <text:p>nivo</text:p>
          </table:table-cell>
          <table:table-cell office:value-type="string">
            <text:p>Display the nivo slideshow for attachments or other post types.</text:p>
          </table:table-cell>
          <table:table-cell office:value-type="float" office:value="29">
            <text:p>29</text:p>
          </table:table-cell>
          <table:table-cell office:value-type="string">
            <text:p>oik-nivo-slider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];[Hours.A$3:.A$33];[Hours.C$3:.C$33])" office:value-type="float" office:value="42">
            <text:p>42</text:p>
          </table:table-cell>
          <table:table-cell table:formula="of:=[.H3]/7" office:value-type="float" office:value="6">
            <text:p>6</text:p>
          </table:table-cell>
          <table:table-cell table:formula="of:=[.I3]*[.F3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cycle</text:p>
          </table:table-cell>
          <table:table-cell office:value-type="string">
            <text:p>Display pages using jQuery cycle</text:p>
          </table:table-cell>
          <table:table-cell office:value-type="float" office:value="23">
            <text:p>2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];[Hours.A$3:.A$33];[Hours.C$3:.C$33])" office:value-type="float" office:value="42">
            <text:p>42</text:p>
          </table:table-cell>
          <table:table-cell table:formula="of:=[.H4]/7" office:value-type="float" office:value="6">
            <text:p>6</text:p>
          </table:table-cell>
          <table:table-cell table:formula="of:=[.I4]*[.F4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popup</text:p>
          </table:table-cell>
          <table:table-cell office:value-type="string">
            <text:p>Display a popup after a timed delay</text:p>
          </table:table-cell>
          <table:table-cell office:value-type="float" office:value="23">
            <text:p>23</text:p>
          </table:table-cell>
          <table:table-cell office:value-type="string">
            <text:p>oik-popup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5];[Hours.A$3:.A$33];[Hours.C$3:.C$33])" office:value-type="float" office:value="42">
            <text:p>42</text:p>
          </table:table-cell>
          <table:table-cell table:formula="of:=[.H5]/7" office:value-type="float" office:value="6">
            <text:p>6</text:p>
          </table:table-cell>
          <table:table-cell table:formula="of:=[.I5]*[.F5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attachments</text:p>
          </table:table-cell>
          <table:table-cell office:value-type="string">
            <text:p>List attachments with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6];[Hours.A$3:.A$33];[Hours.C$3:.C$33])" office:value-type="float" office:value="42">
            <text:p>42</text:p>
          </table:table-cell>
          <table:table-cell table:formula="of:=[.H6]/7" office:value-type="float" office:value="6">
            <text:p>6</text:p>
          </table:table-cell>
          <table:table-cell table:formula="of:=[.I6]*[.F6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images</text:p>
          </table:table-cell>
          <table:table-cell office:value-type="string">
            <text:p>Display attached image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];[Hours.A$3:.A$33];[Hours.C$3:.C$33])" office:value-type="float" office:value="42">
            <text:p>42</text:p>
          </table:table-cell>
          <table:table-cell table:formula="of:=[.H7]/7" office:value-type="float" office:value="6">
            <text:p>6</text:p>
          </table:table-cell>
          <table:table-cell table:formula="of:=[.I7]*[.F7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pages</text:p>
          </table:table-cell>
          <table:table-cell office:value-type="string">
            <text:p>Display page thumbnails and excerpts as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8];[Hours.A$3:.A$33];[Hours.C$3:.C$33])" office:value-type="float" office:value="42">
            <text:p>42</text:p>
          </table:table-cell>
          <table:table-cell table:formula="of:=[.H8]/7" office:value-type="float" office:value="6">
            <text:p>6</text:p>
          </table:table-cell>
          <table:table-cell table:formula="of:=[.I8]*[.F8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testimonials</text:p>
          </table:table-cell>
          <table:table-cell office:value-type="string">
            <text:p>Display testimonials</text:p>
          </table:table-cell>
          <table:table-cell office:value-type="float" office:value="20">
            <text:p>20</text:p>
          </table:table-cell>
          <table:table-cell office:value-type="string">
            <text:p>oik-testimonial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];[Hours.A$3:.A$33];[Hours.C$3:.C$33])" office:value-type="float" office:value="42">
            <text:p>42</text:p>
          </table:table-cell>
          <table:table-cell table:formula="of:=[.H9]/7" office:value-type="float" office:value="6">
            <text:p>6</text:p>
          </table:table-cell>
          <table:table-cell table:formula="of:=[.I9]*[.F9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list</text:p>
          </table:table-cell>
          <table:table-cell office:value-type="string">
            <text:p>Simple list of pages/posts or custom post typ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0];[Hours.A$3:.A$33];[Hours.C$3:.C$33])" office:value-type="float" office:value="42">
            <text:p>42</text:p>
          </table:table-cell>
          <table:table-cell table:formula="of:=[.H10]/7" office:value-type="float" office:value="6">
            <text:p>6</text:p>
          </table:table-cell>
          <table:table-cell table:formula="of:=[.I10]*[.F10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navi</text:p>
          </table:table-cell>
          <table:table-cell office:value-type="string">
            <text:p>Simple paginated list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1];[Hours.A$3:.A$33];[Hours.C$3:.C$33])" office:value-type="float" office:value="42">
            <text:p>42</text:p>
          </table:table-cell>
          <table:table-cell table:formula="of:=[.H11]/7" office:value-type="float" office:value="6">
            <text:p>6</text:p>
          </table:table-cell>
          <table:table-cell table:formula="of:=[.I11]*[.F11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otd</text:p>
          </table:table-cell>
          <table:table-cell office:value-type="string">
            <text:p>Display 'On this day' in history related content </text:p>
          </table:table-cell>
          <table:table-cell office:value-type="float" office:value="19">
            <text:p>19</text:p>
          </table:table-cell>
          <table:table-cell office:value-type="string">
            <text:p>oik-date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2];[Hours.A$3:.A$33];[Hours.C$3:.C$33])" office:value-type="float" office:value="42">
            <text:p>42</text:p>
          </table:table-cell>
          <table:table-cell table:formula="of:=[.H12]/7" office:value-type="float" office:value="6">
            <text:p>6</text:p>
          </table:table-cell>
          <table:table-cell table:formula="of:=[.I12]*[.F12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pdf</text:p>
          </table:table-cell>
          <table:table-cell office:value-type="string">
            <text:p>Display attached PDF fil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3];[Hours.A$3:.A$33];[Hours.C$3:.C$33])" office:value-type="float" office:value="42">
            <text:p>42</text:p>
          </table:table-cell>
          <table:table-cell table:formula="of:=[.H13]/7" office:value-type="float" office:value="6">
            <text:p>6</text:p>
          </table:table-cell>
          <table:table-cell table:formula="of:=[.I13]*[.F13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table</text:p>
          </table:table-cell>
          <table:table-cell office:value-type="string">
            <text:p>Display custom post data in a tabular form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4];[Hours.A$3:.A$33];[Hours.C$3:.C$33])" office:value-type="float" office:value="42">
            <text:p>42</text:p>
          </table:table-cell>
          <table:table-cell table:formula="of:=[.H14]/7" office:value-type="float" office:value="6">
            <text:p>6</text:p>
          </table:table-cell>
          <table:table-cell table:formula="of:=[.I14]*[.F14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thumbs</text:p>
          </table:table-cell>
          <table:table-cell office:value-type="string">
            <text:p>List pages as fluid thumbnail link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5];[Hours.A$3:.A$33];[Hours.C$3:.C$33])" office:value-type="float" office:value="42">
            <text:p>42</text:p>
          </table:table-cell>
          <table:table-cell table:formula="of:=[.H15]/7" office:value-type="float" office:value="6">
            <text:p>6</text:p>
          </table:table-cell>
          <table:table-cell table:formula="of:=[.I15]*[.F15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portfolio</text:p>
          </table:table-cell>
          <table:table-cell office:value-type="string">
            <text:p>Display matched portfolio file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6];[Hours.A$3:.A$33];[Hours.C$3:.C$33])" office:value-type="float" office:value="42">
            <text:p>42</text:p>
          </table:table-cell>
          <table:table-cell table:formula="of:=[.H16]/7" office:value-type="float" office:value="6">
            <text:p>6</text:p>
          </table:table-cell>
          <table:table-cell table:formula="of:=[.I16]*[.F16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posts</text:p>
          </table:table-cell>
          <table:table-cell office:value-type="string">
            <text:p>Display post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7];[Hours.A$3:.A$33];[Hours.C$3:.C$33])" office:value-type="float" office:value="42">
            <text:p>42</text:p>
          </table:table-cell>
          <table:table-cell table:formula="of:=[.H17]/7" office:value-type="float" office:value="6">
            <text:p>6</text:p>
          </table:table-cell>
          <table:table-cell table:formula="of:=[.I17]*[.F17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accordion</text:p>
          </table:table-cell>
          <table:table-cell office:value-type="string">
            <text:p>Display posts in an accordion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8];[Hours.A$3:.A$33];[Hours.C$3:.C$33])" office:value-type="float" office:value="42">
            <text:p>42</text:p>
          </table:table-cell>
          <table:table-cell table:formula="of:=[.H18]/7" office:value-type="float" office:value="6">
            <text:p>6</text:p>
          </table:table-cell>
          <table:table-cell table:formula="of:=[.I18]*[.F18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tabs</text:p>
          </table:table-cell>
          <table:table-cell office:value-type="string">
            <text:p>Display posts in tabbed block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9];[Hours.A$3:.A$33];[Hours.C$3:.C$33])" office:value-type="float" office:value="42">
            <text:p>42</text:p>
          </table:table-cell>
          <table:table-cell table:formula="of:=[.H19]/7" office:value-type="float" office:value="6">
            <text:p>6</text:p>
          </table:table-cell>
          <table:table-cell table:formula="of:=[.I19]*[.F19]" office:value-type="float" office:value="6">
            <text:p>6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tree</text:p>
          </table:table-cell>
          <table:table-cell office:value-type="string">
            <text:p>Simple tree of pages/posts or custom post type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0];[Hours.A$3:.A$33];[Hours.C$3:.C$33])" office:value-type="float" office:value="42">
            <text:p>42</text:p>
          </table:table-cell>
          <table:table-cell table:formula="of:=[.H20]/7" office:value-type="float" office:value="6">
            <text:p>6</text:p>
          </table:table-cell>
          <table:table-cell table:formula="of:=[.I20]*[.F20]" office:value-type="float" office:value="6">
            <text:p>6</text:p>
          </table:table-cell>
          <table:table-cell table:number-columns-repeated="1014"/>
        </table:table-row>
        <table:table-row table:style-name="ro1" table:visibility="filter">
          <table:table-cell office:value-type="string">
            <text:p>playlist</text:p>
          </table:table-cell>
          <table:table-cell office:value-type="string">
            <text:p>Playlist</text:p>
          </table:table-cell>
          <table:table-cell office:value-type="float" office:value="12">
            <text:p>1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1];[Hours.A$3:.A$33];[Hours.C$3:.C$33])" office:value-type="float" office:value="21">
            <text:p>21</text:p>
          </table:table-cell>
          <table:table-cell table:formula="of:=[.H21]/7" office:value-type="float" office:value="3">
            <text:p>3</text:p>
          </table:table-cell>
          <table:table-cell table:formula="of:=[.I21]*[.F21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aypal</text:p>
          </table:table-cell>
          <table:table-cell office:value-type="string">
            <text:p>Paypal shortcodes</text:p>
          </table:table-cell>
          <table:table-cell office:value-type="float" office:value="11">
            <text:p>1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2];[Hours.A$3:.A$33];[Hours.C$3:.C$33])" office:value-type="float" office:value="21">
            <text:p>21</text:p>
          </table:table-cell>
          <table:table-cell table:formula="of:=[.H22]/7" office:value-type="float" office:value="3">
            <text:p>3</text:p>
          </table:table-cell>
          <table:table-cell table:formula="of:=[.I22]*[.F22]" office:value-type="float" office:value="3">
            <text:p>3</text:p>
          </table:table-cell>
          <table:table-cell table:number-columns-repeated="1014"/>
        </table:table-row>
        <table:table-row table:style-name="ro1" table:visibility="filter">
          <table:table-cell office:value-type="string">
            <text:p>gallery</text:p>
          </table:table-cell>
          <table:table-cell office:value-type="string">
            <text:p>Display the attached images in a gallery</text:p>
          </table:table-cell>
          <table:table-cell office:value-type="float" office:value="10">
            <text:p>1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3];[Hours.A$3:.A$33];[Hours.C$3:.C$33])" office:value-type="float" office:value="21">
            <text:p>21</text:p>
          </table:table-cell>
          <table:table-cell table:formula="of:=[.H23]/7" office:value-type="float" office:value="3">
            <text:p>3</text:p>
          </table:table-cell>
          <table:table-cell table:formula="of:=[.I23]*[.F23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iframe</text:p>
          </table:table-cell>
          <table:table-cell office:value-type="string">
            <text:p>Embed a page in an iframe</text:p>
          </table:table-cell>
          <table:table-cell office:value-type="float" office:value="9">
            <text:p>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4];[Hours.A$3:.A$33];[Hours.C$3:.C$33])" office:value-type="float" office:value="21">
            <text:p>21</text:p>
          </table:table-cell>
          <table:table-cell table:formula="of:=[.H24]/7" office:value-type="float" office:value="3">
            <text:p>3</text:p>
          </table:table-cell>
          <table:table-cell table:formula="of:=[.I24]*[.F24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emergency</text:p>
          </table:table-cell>
          <table:table-cell office:value-type="string">
            <text:p>Emergency telephone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5];[Hours.A$3:.A$33];[Hours.C$3:.C$33])" office:value-type="float" office:value="21">
            <text:p>21</text:p>
          </table:table-cell>
          <table:table-cell table:formula="of:=[.H25]/7" office:value-type="float" office:value="3">
            <text:p>3</text:p>
          </table:table-cell>
          <table:table-cell table:formula="of:=[.I25]*[.F25]" office:value-type="float" office:value="3">
            <text:p>3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fax</text:p>
          </table:table-cell>
          <table:table-cell office:value-type="string">
            <text:p>Fax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6];[Hours.A$3:.A$33];[Hours.C$3:.C$33])" office:value-type="float" office:value="21">
            <text:p>21</text:p>
          </table:table-cell>
          <table:table-cell table:formula="of:=[.H26]/7" office:value-type="float" office:value="3">
            <text:p>3</text:p>
          </table:table-cell>
          <table:table-cell table:formula="of:=[.I26]*[.F26]" office:value-type="float" office:value="3">
            <text:p>3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jq</text:p>
          </table:table-cell>
          <table:table-cell office:value-type="string">
            <text:p>Perform a jQuery method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7];[Hours.A$3:.A$33];[Hours.C$3:.C$33])" office:value-type="float" office:value="21">
            <text:p>21</text:p>
          </table:table-cell>
          <table:table-cell table:formula="of:=[.H27]/7" office:value-type="float" office:value="3">
            <text:p>3</text:p>
          </table:table-cell>
          <table:table-cell table:formula="of:=[.I27]*[.F27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mob</text:p>
          </table:table-cell>
          <table:table-cell office:value-type="string">
            <text:p>Mobile 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28];[Hours.A$3:.A$33];[Hours.C$3:.C$33])" office:value-type="float" office:value="21">
            <text:p>21</text:p>
          </table:table-cell>
          <table:table-cell table:formula="of:=[.H28]/7" office:value-type="float" office:value="3">
            <text:p>3</text:p>
          </table:table-cell>
          <table:table-cell table:formula="of:=[.I28]*[.F28]" office:value-type="float" office:value="3">
            <text:p>3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mobile</text:p>
          </table:table-cell>
          <table:table-cell office:value-type="string">
            <text:p>Mobile 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9];[Hours.A$3:.A$33];[Hours.C$3:.C$33])" office:value-type="float" office:value="21">
            <text:p>21</text:p>
          </table:table-cell>
          <table:table-cell table:formula="of:=[.H29]/7" office:value-type="float" office:value="3">
            <text:p>3</text:p>
          </table:table-cell>
          <table:table-cell table:formula="of:=[.I29]*[.F29]" office:value-type="float" office:value="3">
            <text:p>3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show_googlemap</text:p>
          </table:table-cell>
          <table:table-cell office:value-type="string">
            <text:p>Show Google map [bw_show_googlemap]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0];[Hours.A$3:.A$33];[Hours.C$3:.C$33])" office:value-type="float" office:value="21">
            <text:p>21</text:p>
          </table:table-cell>
          <table:table-cell table:formula="of:=[.H30]/7" office:value-type="float" office:value="3">
            <text:p>3</text:p>
          </table:table-cell>
          <table:table-cell table:formula="of:=[.I30]*[.F30]" office:value-type="float" office:value="3">
            <text:p>3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skype</text:p>
          </table:table-cell>
          <table:table-cell office:value-type="string">
            <text:p>Skype name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1];[Hours.A$3:.A$33];[Hours.C$3:.C$33])" office:value-type="float" office:value="21">
            <text:p>21</text:p>
          </table:table-cell>
          <table:table-cell table:formula="of:=[.H31]/7" office:value-type="float" office:value="3">
            <text:p>3</text:p>
          </table:table-cell>
          <table:table-cell table:formula="of:=[.I31]*[.F31]"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bw_tel</text:p>
          </table:table-cell>
          <table:table-cell office:value-type="string">
            <text:p>Tele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32];[Hours.A$3:.A$33];[Hours.C$3:.C$33])" office:value-type="float" office:value="21">
            <text:p>21</text:p>
          </table:table-cell>
          <table:table-cell table:formula="of:=[.H32]/7" office:value-type="float" office:value="3">
            <text:p>3</text:p>
          </table:table-cell>
          <table:table-cell table:formula="of:=[.I32]*[.F32]" office:value-type="float" office:value="3">
            <text:p>3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telephone</text:p>
          </table:table-cell>
          <table:table-cell office:value-type="string">
            <text:p>Tele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3];[Hours.A$3:.A$33];[Hours.C$3:.C$33])" office:value-type="float" office:value="21">
            <text:p>21</text:p>
          </table:table-cell>
          <table:table-cell table:formula="of:=[.H33]/7" office:value-type="float" office:value="3">
            <text:p>3</text:p>
          </table:table-cell>
          <table:table-cell table:formula="of:=[.I33]*[.F33]" office:value-type="float" office:value="3">
            <text:p>3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users</text:p>
          </table:table-cell>
          <table:table-cell office:value-type="string">
            <text:p>Display information about site users</text:p>
          </table:table-cell>
          <table:table-cell office:value-type="float" office:value="8">
            <text:p>8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4];[Hours.A$3:.A$33];[Hours.C$3:.C$33])" office:value-type="float" office:value="21">
            <text:p>21</text:p>
          </table:table-cell>
          <table:table-cell table:formula="of:=[.H34]/7" office:value-type="float" office:value="3">
            <text:p>3</text:p>
          </table:table-cell>
          <table:table-cell table:formula="of:=[.I34]*[.F34]" office:value-type="float" office:value="3">
            <text:p>3</text:p>
          </table:table-cell>
          <table:table-cell table:number-columns-repeated="1014"/>
        </table:table-row>
        <table:table-row table:style-name="ro1" table:visibility="filter">
          <table:table-cell office:value-type="string">
            <text:p>video</text:p>
          </table:table-cell>
          <table:table-cell office:value-type="string">
            <text:p>Embed video files</text:p>
          </table:table-cell>
          <table:table-cell office:value-type="float" office:value="7">
            <text:p>7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35];[Hours.A$3:.A$33];[Hours.C$3:.C$33])" office:value-type="float" office:value="21">
            <text:p>21</text:p>
          </table:table-cell>
          <table:table-cell table:formula="of:=[.H35]/7" office:value-type="float" office:value="3">
            <text:p>3</text:p>
          </table:table-cell>
          <table:table-cell table:formula="of:=[.I35]*[.F35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code</text:p>
          </table:table-cell>
          <table:table-cell office:value-type="string">
            <text:p>Display the help and syntax for a shortcode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6];[Hours.A$3:.A$33];[Hours.C$3:.C$33])" office:value-type="float" office:value="21">
            <text:p>21</text:p>
          </table:table-cell>
          <table:table-cell table:formula="of:=[.H36]/7" office:value-type="float" office:value="3">
            <text:p>3</text:p>
          </table:table-cell>
          <table:table-cell table:formula="of:=[.I36]*[.F36]" office:value-type="float" office:value="3">
            <text:p>3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csv</text:p>
          </table:table-cell>
          <table:table-cell office:value-type="string">
            <text:p>Display CSV data in a table or list</text:p>
          </table:table-cell>
          <table:table-cell office:value-type="float" office:value="6">
            <text:p>6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7];[Hours.A$3:.A$33];[Hours.C$3:.C$33])" office:value-type="float" office:value="21">
            <text:p>21</text:p>
          </table:table-cell>
          <table:table-cell table:formula="of:=[.H37]/7" office:value-type="float" office:value="3">
            <text:p>3</text:p>
          </table:table-cell>
          <table:table-cell table:formula="of:=[.I37]*[.F37]"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bw_email</text:p>
          </table:table-cell>
          <table:table-cell office:value-type="string">
            <text:p>Email primary contact (formal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38];[Hours.A$3:.A$33];[Hours.C$3:.C$33])" office:value-type="float" office:value="21">
            <text:p>21</text:p>
          </table:table-cell>
          <table:table-cell table:formula="of:=[.H38]/7" office:value-type="float" office:value="3">
            <text:p>3</text:p>
          </table:table-cell>
          <table:table-cell table:formula="of:=[.I38]*[.F38]"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bw_mailto</text:p>
          </table:table-cell>
          <table:table-cell office:value-type="string">
            <text:p>Mailto (inline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39];[Hours.A$3:.A$33];[Hours.C$3:.C$33])" office:value-type="float" office:value="21">
            <text:p>21</text:p>
          </table:table-cell>
          <table:table-cell table:formula="of:=[.H39]/7" office:value-type="float" office:value="3">
            <text:p>3</text:p>
          </table:table-cell>
          <table:table-cell table:formula="of:=[.I39]*[.F39]" office:value-type="float" office:value="3">
            <text:p>3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ost_comments</text:p>
          </table:table-cell>
          <table:table-cell office:value-type="string">
            <text:p>Display link to post comments</text:p>
          </table:table-cell>
          <table:table-cell office:value-type="float" office:value="6">
            <text:p>6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40];[Hours.A$3:.A$33];[Hours.C$3:.C$33])" office:value-type="float" office:value="21">
            <text:p>21</text:p>
          </table:table-cell>
          <table:table-cell table:formula="of:=[.H40]/7" office:value-type="float" office:value="3">
            <text:p>3</text:p>
          </table:table-cell>
          <table:table-cell table:formula="of:=[.I40]*[.F40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background</text:p>
          </table:table-cell>
          <table:table-cell office:value-type="string">
            <text:p>Use attached image as the background</text:p>
          </table:table-cell>
          <table:table-cell office:value-type="float" office:value="5">
            <text:p>5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41];[Hours.A$3:.A$33];[Hours.C$3:.C$33])" office:value-type="float" office:value="21">
            <text:p>21</text:p>
          </table:table-cell>
          <table:table-cell table:formula="of:=[.H41]/7" office:value-type="float" office:value="3">
            <text:p>3</text:p>
          </table:table-cell>
          <table:table-cell table:formula="of:=[.I41]*[.F41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block</text:p>
          </table:table-cell>
          <table:table-cell office:value-type="string">
            <text:p>Format an Artisteer block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42];[Hours.A$3:.A$33];[Hours.C$3:.C$33])" office:value-type="float" office:value="21">
            <text:p>21</text:p>
          </table:table-cell>
          <table:table-cell table:formula="of:=[.H42]/7" office:value-type="float" office:value="3">
            <text:p>3</text:p>
          </table:table-cell>
          <table:table-cell table:formula="of:=[.I42]*[.F42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contact_button</text:p>
          </table:table-cell>
          <table:table-cell office:value-type="string">
            <text:p>Contact form button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43];[Hours.A$3:.A$33];[Hours.C$3:.C$33])" office:value-type="float" office:value="21">
            <text:p>21</text:p>
          </table:table-cell>
          <table:table-cell table:formula="of:=[.H43]/7" office:value-type="float" office:value="3">
            <text:p>3</text:p>
          </table:table-cell>
          <table:table-cell table:formula="of:=[.I43]*[.F43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contact_form</text:p>
          </table:table-cell>
          <table:table-cell office:value-type="string">
            <text:p>Display a contact form for the specific us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4];[Hours.A$3:.A$33];[Hours.C$3:.C$33])" office:value-type="float" office:value="21">
            <text:p>21</text:p>
          </table:table-cell>
          <table:table-cell table:formula="of:=[.H44]/7" office:value-type="float" office:value="3">
            <text:p>3</text:p>
          </table:table-cell>
          <table:table-cell table:formula="of:=[.I44]*[.F44]" office:value-type="float" office:value="3">
            <text:p>3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copyright</text:p>
          </table:table-cell>
          <table:table-cell office:value-type="string">
            <text:p>Format a Copyright statement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5];[Hours.A$3:.A$33];[Hours.C$3:.C$33])" office:value-type="float" office:value="21">
            <text:p>21</text:p>
          </table:table-cell>
          <table:table-cell table:formula="of:=[.H45]/7" office:value-type="float" office:value="3">
            <text:p>3</text:p>
          </table:table-cell>
          <table:table-cell table:formula="of:=[.I45]*[.F45]" office:value-type="float" office:value="3">
            <text:p>3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countdown</text:p>
          </table:table-cell>
          <table:table-cell office:value-type="string">
            <text:p>Countdown tim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6];[Hours.A$3:.A$33];[Hours.C$3:.C$33])" office:value-type="float" office:value="21">
            <text:p>21</text:p>
          </table:table-cell>
          <table:table-cell table:formula="of:=[.H46]/7" office:value-type="float" office:value="3">
            <text:p>3</text:p>
          </table:table-cell>
          <table:table-cell table:formula="of:=[.I46]*[.F46]"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bw_link</text:p>
          </table:table-cell>
          <table:table-cell office:value-type="string">
            <text:p>Display a link to a post.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47];[Hours.A$3:.A$33];[Hours.C$3:.C$33])" office:value-type="float" office:value="21">
            <text:p>21</text:p>
          </table:table-cell>
          <table:table-cell table:formula="of:=[.H47]/7" office:value-type="float" office:value="3">
            <text:p>3</text:p>
          </table:table-cell>
          <table:table-cell table:formula="of:=[.I47]*[.F47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plug</text:p>
          </table:table-cell>
          <table:table-cell office:value-type="string">
            <text:p>Show plugin information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48];[Hours.A$3:.A$33];[Hours.C$3:.C$33])" office:value-type="float" office:value="21">
            <text:p>21</text:p>
          </table:table-cell>
          <table:table-cell table:formula="of:=[.H48]/7" office:value-type="float" office:value="3">
            <text:p>3</text:p>
          </table:table-cell>
          <table:table-cell table:formula="of:=[.I48]*[.F48]" office:value-type="float" office:value="3">
            <text:p>3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related</text:p>
          </table:table-cell>
          <table:table-cell office:value-type="string">
            <text:p>Display related content</text:p>
          </table:table-cell>
          <table:table-cell office:value-type="float" office:value="5">
            <text:p>5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9];[Hours.A$3:.A$33];[Hours.C$3:.C$33])" office:value-type="float" office:value="21">
            <text:p>21</text:p>
          </table:table-cell>
          <table:table-cell table:formula="of:=[.H49]/7" office:value-type="float" office:value="3">
            <text:p>3</text:p>
          </table:table-cell>
          <table:table-cell table:formula="of:=[.I49]*[.F49]" office:value-type="float" office:value="3">
            <text:p>3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footer_backtotop</text:p>
          </table:table-cell>
          <table:table-cell office:value-type="string">
            <text:p>Produces the 'Return to Top' link</text:p>
          </table:table-cell>
          <table:table-cell office:value-type="float" office:value="5">
            <text:p>5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0];[Hours.A$3:.A$33];[Hours.C$3:.C$33])" office:value-type="float" office:value="21">
            <text:p>21</text:p>
          </table:table-cell>
          <table:table-cell table:formula="of:=[.H50]/7" office:value-type="float" office:value="3">
            <text:p>3</text:p>
          </table:table-cell>
          <table:table-cell table:formula="of:=[.I50]*[.F50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github</text:p>
          </table:table-cell>
          <table:table-cell office:value-type="string">
            <text:p>Link to GitHub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51];[Hours.A$3:.A$33];[Hours.C$3:.C$33])" office:value-type="float" office:value="21">
            <text:p>21</text:p>
          </table:table-cell>
          <table:table-cell table:formula="of:=[.H51]/7" office:value-type="float" office:value="3">
            <text:p>3</text:p>
          </table:table-cell>
          <table:table-cell table:formula="of:=[.I51]*[.F51]" office:value-type="float" office:value="3">
            <text:p>3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audio</text:p>
          </table:table-cell>
          <table:table-cell office:value-type="string">
            <text:p>Displays uploaded audio file as an audio player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2];[Hours.A$3:.A$33];[Hours.C$3:.C$33])" office:value-type="float" office:value="7">
            <text:p>7</text:p>
          </table:table-cell>
          <table:table-cell table:formula="of:=[.H52]/7" office:value-type="float" office:value="1">
            <text:p>1</text:p>
          </table:table-cell>
          <table:table-cell table:formula="of:=[.I52]*[.F52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bookmarks</text:p>
          </table:table-cell>
          <table:table-cell office:value-type="string">
            <text:p>List bookmarks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3];[Hours.A$3:.A$33];[Hours.C$3:.C$33])" office:value-type="float" office:value="7">
            <text:p>7</text:p>
          </table:table-cell>
          <table:table-cell table:formula="of:=[.H53]/7" office:value-type="float" office:value="1">
            <text:p>1</text:p>
          </table:table-cell>
          <table:table-cell table:formula="of:=[.I53]*[.F53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button</text:p>
          </table:table-cell>
          <table:table-cell office:value-type="string">
            <text:p>Show a link as a button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4];[Hours.A$3:.A$33];[Hours.C$3:.C$33])" office:value-type="float" office:value="7">
            <text:p>7</text:p>
          </table:table-cell>
          <table:table-cell table:formula="of:=[.H54]/7" office:value-type="float" office:value="1">
            <text:p>1</text:p>
          </table:table-cell>
          <table:table-cell table:formula="of:=[.I54]*[.F54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logo</text:p>
          </table:table-cell>
          <table:table-cell office:value-type="string">
            <text:p>Display the company logo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55];[Hours.A$3:.A$33];[Hours.C$3:.C$33])" office:value-type="float" office:value="7">
            <text:p>7</text:p>
          </table:table-cell>
          <table:table-cell table:formula="of:=[.H55]/7" office:value-type="float" office:value="1">
            <text:p>1</text:p>
          </table:table-cell>
          <table:table-cell table:formula="of:=[.I55]*[.F55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qrcode</text:p>
          </table:table-cell>
          <table:table-cell office:value-type="string">
            <text:p>Display an uploaded QR code image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6];[Hours.A$3:.A$33];[Hours.C$3:.C$33])" office:value-type="float" office:value="7">
            <text:p>7</text:p>
          </table:table-cell>
          <table:table-cell table:formula="of:=[.H56]/7" office:value-type="float" office:value="1">
            <text:p>1</text:p>
          </table:table-cell>
          <table:table-cell table:formula="of:=[.I56]*[.F56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7];[Hours.A$3:.A$33];[Hours.C$3:.C$33])" office:value-type="float" office:value="7">
            <text:p>7</text:p>
          </table:table-cell>
          <table:table-cell table:formula="of:=[.H57]/7" office:value-type="float" office:value="1">
            <text:p>1</text:p>
          </table:table-cell>
          <table:table-cell table:formula="of:=[.I57]*[.F57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clone</text:p>
          </table:table-cell>
          <table:table-cell office:value-type="string">
            <text:p>Display the clone tree/form for a post</text:p>
          </table:table-cell>
          <table:table-cell office:value-type="float" office:value="4">
            <text:p>4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8];[Hours.A$3:.A$33];[Hours.C$3:.C$33])" office:value-type="float" office:value="7">
            <text:p>7</text:p>
          </table:table-cell>
          <table:table-cell table:formula="of:=[.H58]/7" office:value-type="float" office:value="1">
            <text:p>1</text:p>
          </table:table-cell>
          <table:table-cell table:formula="of:=[.I58]*[.F58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codes</text:p>
          </table:table-cell>
          <table:table-cell office:value-type="string">
            <text:p>Create links to related shortcodes</text:p>
          </table:table-cell>
          <table:table-cell office:value-type="float" office:value="4">
            <text:p>4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/>
          <table:table-cell table:formula="of:=LOOKUP([.C59];[Hours.A$3:.A$33];[Hours.C$3:.C$33])" office:value-type="float" office:value="7">
            <text:p>7</text:p>
          </table:table-cell>
          <table:table-cell table:formula="of:=[.H59]/7" office:value-type="float" office:value="1">
            <text:p>1</text:p>
          </table:table-cell>
          <table:table-cell table:formula="of:=[.I59]*[.F59]" office:value-type="float" office:value="0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string">
            <text:p>cookies</text:p>
          </table:table-cell>
          <table:table-cell office:value-type="string">
            <text:p>Display table of cookies</text:p>
          </table:table-cell>
          <table:table-cell office:value-type="float" office:value="4">
            <text:p>4</text:p>
          </table:table-cell>
          <table:table-cell office:value-type="string">
            <text:p>Cookie-cat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0];[Hours.A$3:.A$33];[Hours.C$3:.C$33])" office:value-type="float" office:value="7">
            <text:p>7</text:p>
          </table:table-cell>
          <table:table-cell table:formula="of:=[.H60]/7" office:value-type="float" office:value="1">
            <text:p>1</text:p>
          </table:table-cell>
          <table:table-cell table:formula="of:=[.I60]*[.F60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footer_copyright</text:p>
          </table:table-cell>
          <table:table-cell office:value-type="string">
            <text:p>Display copyright notic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1];[Hours.A$3:.A$33];[Hours.C$3:.C$33])" office:value-type="float" office:value="7">
            <text:p>7</text:p>
          </table:table-cell>
          <table:table-cell table:formula="of:=[.H61]/7" office:value-type="float" office:value="1">
            <text:p>1</text:p>
          </table:table-cell>
          <table:table-cell table:formula="of:=[.I61]*[.F61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ost_date</text:p>
          </table:table-cell>
          <table:table-cell office:value-type="string">
            <text:p>Display post publication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2];[Hours.A$3:.A$33];[Hours.C$3:.C$33])" office:value-type="float" office:value="7">
            <text:p>7</text:p>
          </table:table-cell>
          <table:table-cell table:formula="of:=[.H62]/7" office:value-type="float" office:value="1">
            <text:p>1</text:p>
          </table:table-cell>
          <table:table-cell table:formula="of:=[.I62]*[.F62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ost_modified_date</text:p>
          </table:table-cell>
          <table:table-cell office:value-type="string">
            <text:p>Display post last modified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3];[Hours.A$3:.A$33];[Hours.C$3:.C$33])" office:value-type="float" office:value="7">
            <text:p>7</text:p>
          </table:table-cell>
          <table:table-cell table:formula="of:=[.H63]/7" office:value-type="float" office:value="1">
            <text:p>1</text:p>
          </table:table-cell>
          <table:table-cell table:formula="of:=[.I63]*[.F63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ost_modified_time</text:p>
          </table:table-cell>
          <table:table-cell office:value-type="string">
            <text:p>Display post last modified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4];[Hours.A$3:.A$33];[Hours.C$3:.C$33])" office:value-type="float" office:value="7">
            <text:p>7</text:p>
          </table:table-cell>
          <table:table-cell table:formula="of:=[.H64]/7" office:value-type="float" office:value="1">
            <text:p>1</text:p>
          </table:table-cell>
          <table:table-cell table:formula="of:=[.I64]*[.F64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ost_terms</text:p>
          </table:table-cell>
          <table:table-cell office:value-type="string">
            <text:p>Display linked post taxonomy terms list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5];[Hours.A$3:.A$33];[Hours.C$3:.C$33])" office:value-type="float" office:value="7">
            <text:p>7</text:p>
          </table:table-cell>
          <table:table-cell table:formula="of:=[.H65]/7" office:value-type="float" office:value="1">
            <text:p>1</text:p>
          </table:table-cell>
          <table:table-cell table:formula="of:=[.I65]*[.F65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ost_time</text:p>
          </table:table-cell>
          <table:table-cell office:value-type="string">
            <text:p>Display post publication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6];[Hours.A$3:.A$33];[Hours.C$3:.C$33])" office:value-type="float" office:value="7">
            <text:p>7</text:p>
          </table:table-cell>
          <table:table-cell table:formula="of:=[.H66]/7" office:value-type="float" office:value="1">
            <text:p>1</text:p>
          </table:table-cell>
          <table:table-cell table:formula="of:=[.I66]*[.F66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wp_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7];[Hours.A$3:.A$33];[Hours.C$3:.C$33])" office:value-type="float" office:value="7">
            <text:p>7</text:p>
          </table:table-cell>
          <table:table-cell table:formula="of:=[.H67]/7" office:value-type="float" office:value="1">
            <text:p>1</text:p>
          </table:table-cell>
          <table:table-cell table:formula="of:=[.I67]*[.F67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apis</text:p>
          </table:table-cell>
          <table:table-cell office:value-type="string">
            <text:p>Link to API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8];[Hours.A$3:.A$33];[Hours.C$3:.C$33])" office:value-type="float" office:value="7">
            <text:p>7</text:p>
          </table:table-cell>
          <table:table-cell table:formula="of:=[.H68]/7" office:value-type="float" office:value="1">
            <text:p>1</text:p>
          </table:table-cell>
          <table:table-cell table:formula="of:=[.I68]*[.F68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address</text:p>
          </table:table-cell>
          <table:table-cell office:value-type="string">
            <text:p>Display the addres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69];[Hours.A$3:.A$33];[Hours.C$3:.C$33])" office:value-type="float" office:value="7">
            <text:p>7</text:p>
          </table:table-cell>
          <table:table-cell table:formula="of:=[.H69]/7" office:value-type="float" office:value="1">
            <text:p>1</text:p>
          </table:table-cell>
          <table:table-cell table:formula="of:=[.I69]*[.F69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api</text:p>
          </table:table-cell>
          <table:table-cell office:value-type="string">
            <text:p>Dynamic API syntax help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0];[Hours.A$3:.A$33];[Hours.C$3:.C$33])" office:value-type="float" office:value="7">
            <text:p>7</text:p>
          </table:table-cell>
          <table:table-cell table:formula="of:=[.H70]/7" office:value-type="float" office:value="1">
            <text:p>1</text:p>
          </table:table-cell>
          <table:table-cell table:formula="of:=[.I70]*[.F70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field</text:p>
          </table:table-cell>
          <table:table-cell office:value-type="string">
            <text:p>Format custom fields without labels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71];[Hours.A$3:.A$33];[Hours.C$3:.C$33])" office:value-type="float" office:value="7">
            <text:p>7</text:p>
          </table:table-cell>
          <table:table-cell table:formula="of:=[.H71]/7" office:value-type="float" office:value="1">
            <text:p>1</text:p>
          </table:table-cell>
          <table:table-cell table:formula="of:=[.I71]*[.F71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follow_me</text:p>
          </table:table-cell>
          <table:table-cell office:value-type="string">
            <text:p>Display defined social media follow me link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2];[Hours.A$3:.A$33];[Hours.C$3:.C$33])" office:value-type="float" office:value="7">
            <text:p>7</text:p>
          </table:table-cell>
          <table:table-cell table:formula="of:=[.H72]/7" office:value-type="float" office:value="1">
            <text:p>1</text:p>
          </table:table-cell>
          <table:table-cell table:formula="of:=[.I72]*[.F72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new</text:p>
          </table:table-cell>
          <table:table-cell office:value-type="string">
            <text:p>Display a form to create a new post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73];[Hours.A$3:.A$33];[Hours.C$3:.C$33])" office:value-type="float" office:value="7">
            <text:p>7</text:p>
          </table:table-cell>
          <table:table-cell table:formula="of:=[.H73]/7" office:value-type="float" office:value="1">
            <text:p>1</text:p>
          </table:table-cell>
          <table:table-cell table:formula="of:=[.I73]*[.F73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page</text:p>
          </table:table-cell>
          <table:table-cell office:value-type="string">
            <text:p>Add page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74];[Hours.A$3:.A$33];[Hours.C$3:.C$33])" office:value-type="float" office:value="7">
            <text:p>7</text:p>
          </table:table-cell>
          <table:table-cell table:formula="of:=[.H74]/7" office:value-type="float" office:value="1">
            <text:p>1</text:p>
          </table:table-cell>
          <table:table-cell table:formula="of:=[.I74]*[.F74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post</text:p>
          </table:table-cell>
          <table:table-cell office:value-type="string">
            <text:p>Add Post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75];[Hours.A$3:.A$33];[Hours.C$3:.C$33])" office:value-type="float" office:value="7">
            <text:p>7</text:p>
          </table:table-cell>
          <table:table-cell table:formula="of:=[.H75]/7" office:value-type="float" office:value="1">
            <text:p>1</text:p>
          </table:table-cell>
          <table:table-cell table:formula="of:=[.I75]*[.F75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terms</text:p>
          </table:table-cell>
          <table:table-cell office:value-type="string">
            <text:p>Display taxonomy terms links</text:p>
          </table:table-cell>
          <table:table-cell office:value-type="float" office:value="3">
            <text:p>3</text:p>
          </table:table-cell>
          <table:table-cell office:value-type="string">
            <text:p>oik-a2z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6];[Hours.A$3:.A$33];[Hours.C$3:.C$33])" office:value-type="float" office:value="7">
            <text:p>7</text:p>
          </table:table-cell>
          <table:table-cell table:formula="of:=[.H76]/7" office:value-type="float" office:value="1">
            <text:p>1</text:p>
          </table:table-cell>
          <table:table-cell table:formula="of:=[.I76]*[.F76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tides</text:p>
          </table:table-cell>
          <table:table-cell office:value-type="string">
            <text:p>Display times and tides for a UK location</text:p>
          </table:table-cell>
          <table:table-cell office:value-type="float" office:value="3">
            <text:p>3</text:p>
          </table:table-cell>
          <table:table-cell office:value-type="string">
            <text:p>uk-tide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7];[Hours.A$3:.A$33];[Hours.C$3:.C$33])" office:value-type="float" office:value="7">
            <text:p>7</text:p>
          </table:table-cell>
          <table:table-cell table:formula="of:=[.H77]/7" office:value-type="float" office:value="1">
            <text:p>1</text:p>
          </table:table-cell>
          <table:table-cell table:formula="of:=[.I77]*[.F77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wtf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78];[Hours.A$3:.A$33];[Hours.C$3:.C$33])" office:value-type="float" office:value="7">
            <text:p>7</text:p>
          </table:table-cell>
          <table:table-cell table:formula="of:=[.H78]/7" office:value-type="float" office:value="1">
            <text:p>1</text:p>
          </table:table-cell>
          <table:table-cell table:formula="of:=[.I78]*[.F78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classes</text:p>
          </table:table-cell>
          <table:table-cell office:value-type="string">
            <text:p>Link to clas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79];[Hours.A$3:.A$33];[Hours.C$3:.C$33])" office:value-type="float" office:value="7">
            <text:p>7</text:p>
          </table:table-cell>
          <table:table-cell table:formula="of:=[.H79]/7" office:value-type="float" office:value="1">
            <text:p>1</text:p>
          </table:table-cell>
          <table:table-cell table:formula="of:=[.I79]*[.F79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cloned</text:p>
          </table:table-cell>
          <table:table-cell office:value-type="string">
            <text:p>Display clones of this content</text:p>
          </table:table-cell>
          <table:table-cell office:value-type="float" office:value="3">
            <text:p>3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0];[Hours.A$3:.A$33];[Hours.C$3:.C$33])" office:value-type="float" office:value="7">
            <text:p>7</text:p>
          </table:table-cell>
          <table:table-cell table:formula="of:=[.H80]/7" office:value-type="float" office:value="1">
            <text:p>1</text:p>
          </table:table-cell>
          <table:table-cell table:formula="of:=[.I80]*[.F80]" office:value-type="float" office:value="0">
            <text:p>0</text:p>
          </table:table-cell>
          <table:table-cell table:number-columns-repeated="1014"/>
        </table:table-row>
        <table:table-row table:style-name="ro1" table:visibility="filter">
          <table:table-cell office:value-type="string">
            <text:p>embed</text:p>
          </table:table-cell>
          <table:table-cell office:value-type="string">
            <text:p>Embed media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1];[Hours.A$3:.A$33];[Hours.C$3:.C$33])" office:value-type="float" office:value="7">
            <text:p>7</text:p>
          </table:table-cell>
          <table:table-cell table:formula="of:=[.H81]/7" office:value-type="float" office:value="1">
            <text:p>1</text:p>
          </table:table-cell>
          <table:table-cell table:formula="of:=[.I81]*[.F81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files</text:p>
          </table:table-cell>
          <table:table-cell office:value-type="string">
            <text:p>Link to file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2];[Hours.A$3:.A$33];[Hours.C$3:.C$33])" office:value-type="float" office:value="7">
            <text:p>7</text:p>
          </table:table-cell>
          <table:table-cell table:formula="of:=[.H82]/7" office:value-type="float" office:value="1">
            <text:p>1</text:p>
          </table:table-cell>
          <table:table-cell table:formula="of:=[.I82]*[.F82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footer_loginout</text:p>
          </table:table-cell>
          <table:table-cell office:value-type="string">
            <text:p>Display link to WordPress.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3];[Hours.A$3:.A$33];[Hours.C$3:.C$33])" office:value-type="float" office:value="7">
            <text:p>7</text:p>
          </table:table-cell>
          <table:table-cell table:formula="of:=[.H83]/7" office:value-type="float" office:value="1">
            <text:p>1</text:p>
          </table:table-cell>
          <table:table-cell table:formula="of:=[.I83]*[.F83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hooks</text:p>
          </table:table-cell>
          <table:table-cell office:value-type="string">
            <text:p>Link to hook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4];[Hours.A$3:.A$33];[Hours.C$3:.C$33])" office:value-type="float" office:value="7">
            <text:p>7</text:p>
          </table:table-cell>
          <table:table-cell table:formula="of:=[.H84]/7" office:value-type="float" office:value="1">
            <text:p>1</text:p>
          </table:table-cell>
          <table:table-cell table:formula="of:=[.I84]*[.F84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ost_categories</text:p>
          </table:table-cell>
          <table:table-cell office:value-type="string">
            <text:p>Display category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5];[Hours.A$3:.A$33];[Hours.C$3:.C$33])" office:value-type="float" office:value="7">
            <text:p>7</text:p>
          </table:table-cell>
          <table:table-cell table:formula="of:=[.H85]/7" office:value-type="float" office:value="1">
            <text:p>1</text:p>
          </table:table-cell>
          <table:table-cell table:formula="of:=[.I85]*[.F85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ost_edit</text:p>
          </table:table-cell>
          <table:table-cell office:value-type="string">
            <text:p>Display edit post link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6];[Hours.A$3:.A$33];[Hours.C$3:.C$33])" office:value-type="float" office:value="7">
            <text:p>7</text:p>
          </table:table-cell>
          <table:table-cell table:formula="of:=[.H86]/7" office:value-type="float" office:value="1">
            <text:p>1</text:p>
          </table:table-cell>
          <table:table-cell table:formula="of:=[.I86]*[.F86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ost_tags</text:p>
          </table:table-cell>
          <table:table-cell office:value-type="string">
            <text:p>Display tag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7];[Hours.A$3:.A$33];[Hours.C$3:.C$33])" office:value-type="float" office:value="7">
            <text:p>7</text:p>
          </table:table-cell>
          <table:table-cell table:formula="of:=[.H87]/7" office:value-type="float" office:value="1">
            <text:p>1</text:p>
          </table:table-cell>
          <table:table-cell table:formula="of:=[.I87]*[.F8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tag</text:p>
          </table:table-cell>
          <table:table-cell office:value-type="string">
            <text:p>Start a tag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88];[Hours.A$3:.A$33];[Hours.C$3:.C$33])" office:value-type="float" office:value="7">
            <text:p>7</text:p>
          </table:table-cell>
          <table:table-cell table:formula="of:=[.H88]/7" office:value-type="float" office:value="1">
            <text:p>1</text:p>
          </table:table-cell>
          <table:table-cell table:formula="of:=[.I88]*[.F88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blockquote</text:p>
          </table:table-cell>
          <table:table-cell office:value-type="string">
            <text:p>Format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9];[Hours.A$3:.A$33];[Hours.C$3:.C$33])" office:value-type="float" office:value="7">
            <text:p>7</text:p>
          </table:table-cell>
          <table:table-cell table:formula="of:=[.H89]/7" office:value-type="float" office:value="1">
            <text:p>1</text:p>
          </table:table-cell>
          <table:table-cell table:formula="of:=[.I89]*[.F89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cite</text:p>
          </table:table-cell>
          <table:table-cell office:value-type="string">
            <text:p>Cite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90];[Hours.A$3:.A$33];[Hours.C$3:.C$33])" office:value-type="float" office:value="7">
            <text:p>7</text:p>
          </table:table-cell>
          <table:table-cell table:formula="of:=[.H90]/7" office:value-type="float" office:value="1">
            <text:p>1</text:p>
          </table:table-cell>
          <table:table-cell table:formula="of:=[.I90]*[.F90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count</text:p>
          </table:table-cell>
          <table:table-cell office:value-type="string">
            <text:p>Count posts for the selected post typ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91];[Hours.A$3:.A$33];[Hours.C$3:.C$33])" office:value-type="float" office:value="7">
            <text:p>7</text:p>
          </table:table-cell>
          <table:table-cell table:formula="of:=[.H91]/7" office:value-type="float" office:value="1">
            <text:p>1</text:p>
          </table:table-cell>
          <table:table-cell table:formula="of:=[.I91]*[.F91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css</text:p>
          </table:table-cell>
          <table:table-cell office:value-type="string">
            <text:p>Add internal CSS styl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2];[Hours.A$3:.A$33];[Hours.C$3:.C$33])" office:value-type="float" office:value="7">
            <text:p>7</text:p>
          </table:table-cell>
          <table:table-cell table:formula="of:=[.H92]/7" office:value-type="float" office:value="1">
            <text:p>1</text:p>
          </table:table-cell>
          <table:table-cell table:formula="of:=[.I92]*[.F92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dash</text:p>
          </table:table-cell>
          <table:table-cell office:value-type="string">
            <text:p>Display a dash icon</text:p>
          </table:table-cell>
          <table:table-cell office:value-type="float" office:value="2">
            <text:p>2</text:p>
          </table:table-cell>
          <table:table-cell office:value-type="string">
            <text:p>oik-cons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93];[Hours.A$3:.A$33];[Hours.C$3:.C$33])" office:value-type="float" office:value="7">
            <text:p>7</text:p>
          </table:table-cell>
          <table:table-cell table:formula="of:=[.H93]/7" office:value-type="float" office:value="1">
            <text:p>1</text:p>
          </table:table-cell>
          <table:table-cell table:formula="of:=[.I93]*[.F93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fields</text:p>
          </table:table-cell>
          <table:table-cell office:value-type="string">
            <text:p>Format custom field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4];[Hours.A$3:.A$33];[Hours.C$3:.C$33])" office:value-type="float" office:value="7">
            <text:p>7</text:p>
          </table:table-cell>
          <table:table-cell table:formula="of:=[.H94]/7" office:value-type="float" office:value="1">
            <text:p>1</text:p>
          </table:table-cell>
          <table:table-cell table:formula="of:=[.I94]*[.F94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geshi</text:p>
          </table:table-cell>
          <table:table-cell office:value-type="string">
            <text:p>Generic Syntax Highlight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5];[Hours.A$3:.A$33];[Hours.C$3:.C$33])" office:value-type="float" office:value="7">
            <text:p>7</text:p>
          </table:table-cell>
          <table:table-cell table:formula="of:=[.H95]/7" office:value-type="float" office:value="1">
            <text:p>1</text:p>
          </table:table-cell>
          <table:table-cell table:formula="of:=[.I95]*[.F95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graphviz</text:p>
          </table:table-cell>
          <table:table-cell office:value-type="string">
            <text:p>Display a GraphViz diagram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6];[Hours.A$3:.A$33];[Hours.C$3:.C$33])" office:value-type="float" office:value="7">
            <text:p>7</text:p>
          </table:table-cell>
          <table:table-cell table:formula="of:=[.H96]/7" office:value-type="float" office:value="1">
            <text:p>1</text:p>
          </table:table-cell>
          <table:table-cell table:formula="of:=[.I96]*[.F96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group</text:p>
          </table:table-cell>
          <table:table-cell office:value-type="string">
            <text:p>Display summary of selected item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97];[Hours.A$3:.A$33];[Hours.C$3:.C$33])" office:value-type="float" office:value="7">
            <text:p>7</text:p>
          </table:table-cell>
          <table:table-cell table:formula="of:=[.H97]/7" office:value-type="float" office:value="1">
            <text:p>1</text:p>
          </table:table-cell>
          <table:table-cell table:formula="of:=[.I97]*[.F97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login</text:p>
          </table:table-cell>
          <table:table-cell office:value-type="string">
            <text:p>Display the login form or protected content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8];[Hours.A$3:.A$33];[Hours.C$3:.C$33])" office:value-type="float" office:value="7">
            <text:p>7</text:p>
          </table:table-cell>
          <table:table-cell table:formula="of:=[.H98]/7" office:value-type="float" office:value="1">
            <text:p>1</text:p>
          </table:table-cell>
          <table:table-cell table:formula="of:=[.I98]*[.F98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more</text:p>
          </table:table-cell>
          <table:table-cell office:value-type="string">
            <text:p>Read more button to progressively reveal content</text:p>
          </table:table-cell>
          <table:table-cell office:value-type="float" office:value="2">
            <text:p>2</text:p>
          </table:table-cell>
          <table:table-cell office:value-type="string">
            <text:p>oik-read-mor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9];[Hours.A$3:.A$33];[Hours.C$3:.C$33])" office:value-type="float" office:value="7">
            <text:p>7</text:p>
          </table:table-cell>
          <table:table-cell table:formula="of:=[.H99]/7" office:value-type="float" office:value="1">
            <text:p>1</text:p>
          </table:table-cell>
          <table:table-cell table:formula="of:=[.I99]*[.F99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bw_option</text:p>
          </table:table-cell>
          <table:table-cell office:value-type="string">
            <text:p>Display the value of an option field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00];[Hours.A$3:.A$33];[Hours.C$3:.C$33])" office:value-type="float" office:value="7">
            <text:p>7</text:p>
          </table:table-cell>
          <table:table-cell table:formula="of:=[.H100]/7" office:value-type="float" office:value="1">
            <text:p>1</text:p>
          </table:table-cell>
          <table:table-cell table:formula="of:=[.I100]*[.F100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user</text:p>
          </table:table-cell>
          <table:table-cell office:value-type="string">
            <text:p>Display information about a user</text:p>
          </table:table-cell>
          <table:table-cell office:value-type="float" office:value="2">
            <text:p>2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01];[Hours.A$3:.A$33];[Hours.C$3:.C$33])" office:value-type="float" office:value="7">
            <text:p>7</text:p>
          </table:table-cell>
          <table:table-cell table:formula="of:=[.H101]/7" office:value-type="float" office:value="1">
            <text:p>1</text:p>
          </table:table-cell>
          <table:table-cell table:formula="of:=[.I101]*[.F101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trace</text:p>
          </table:table-cell>
          <table:table-cell office:value-type="string">
            <text:p>Trace facility form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2];[Hours.A$3:.A$33];[Hours.C$3:.C$33])" office:value-type="float" office:value="7">
            <text:p>7</text:p>
          </table:table-cell>
          <table:table-cell table:formula="of:=[.H102]/7" office:value-type="float" office:value="1">
            <text:p>1</text:p>
          </table:table-cell>
          <table:table-cell table:formula="of:=[.I102]*[.F102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div</text:p>
          </table:table-cell>
          <table:table-cell office:value-type="string">
            <text:p>start a &amp;lt;div&amp;gt; tag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3];[Hours.A$3:.A$33];[Hours.C$3:.C$33])" office:value-type="float" office:value="7">
            <text:p>7</text:p>
          </table:table-cell>
          <table:table-cell table:formula="of:=[.H103]/7" office:value-type="float" office:value="1">
            <text:p>1</text:p>
          </table:table-cell>
          <table:table-cell table:formula="of:=[.I103]*[.F103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footer_childtheme_link</text:p>
          </table:table-cell>
          <table:table-cell office:value-type="string">
            <text:p>Display link to child the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4];[Hours.A$3:.A$33];[Hours.C$3:.C$33])" office:value-type="float" office:value="7">
            <text:p>7</text:p>
          </table:table-cell>
          <table:table-cell table:formula="of:=[.H104]/7" office:value-type="float" office:value="1">
            <text:p>1</text:p>
          </table:table-cell>
          <table:table-cell table:formula="of:=[.I104]*[.F104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footer_genesis_link</text:p>
          </table:table-cell>
          <table:table-cell office:value-type="string">
            <text:p>Display link to the Genesis Framework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5];[Hours.A$3:.A$33];[Hours.C$3:.C$33])" office:value-type="float" office:value="7">
            <text:p>7</text:p>
          </table:table-cell>
          <table:table-cell table:formula="of:=[.H105]/7" office:value-type="float" office:value="1">
            <text:p>1</text:p>
          </table:table-cell>
          <table:table-cell table:formula="of:=[.I105]*[.F105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footer_studiopress_link</text:p>
          </table:table-cell>
          <table:table-cell office:value-type="string">
            <text:p>Display link to Studio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6];[Hours.A$3:.A$33];[Hours.C$3:.C$33])" office:value-type="float" office:value="7">
            <text:p>7</text:p>
          </table:table-cell>
          <table:table-cell table:formula="of:=[.H106]/7" office:value-type="float" office:value="1">
            <text:p>1</text:p>
          </table:table-cell>
          <table:table-cell table:formula="of:=[.I106]*[.F106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footer_wordpress_link</text:p>
          </table:table-cell>
          <table:table-cell office:value-type="string">
            <text:p>Display link to Word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7];[Hours.A$3:.A$33];[Hours.C$3:.C$33])" office:value-type="float" office:value="7">
            <text:p>7</text:p>
          </table:table-cell>
          <table:table-cell table:formula="of:=[.H107]/7" office:value-type="float" office:value="1">
            <text:p>1</text:p>
          </table:table-cell>
          <table:table-cell table:formula="of:=[.I107]*[.F107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oikp_download</text:p>
          </table:table-cell>
          <table:table-cell office:value-type="string">
            <text:p>Produce a download button for a plugin</text:p>
          </table:table-cell>
          <table:table-cell office:value-type="float" office:value="2">
            <text:p>2</text:p>
          </table:table-cell>
          <table:table-cell office:value-type="string">
            <text:p>oik-plugin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8];[Hours.A$3:.A$33];[Hours.C$3:.C$33])" office:value-type="float" office:value="7">
            <text:p>7</text:p>
          </table:table-cell>
          <table:table-cell table:formula="of:=[.H108]/7" office:value-type="float" office:value="1">
            <text:p>1</text:p>
          </table:table-cell>
          <table:table-cell table:formula="of:=[.I108]*[.F108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oikth_download</text:p>
          </table:table-cell>
          <table:table-cell office:value-type="string">
            <text:p>Produce a download button for a theme</text:p>
          </table:table-cell>
          <table:table-cell office:value-type="float" office:value="2">
            <text:p>2</text:p>
          </table:table-cell>
          <table:table-cell office:value-type="string">
            <text:p>oik-them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9];[Hours.A$3:.A$33];[Hours.C$3:.C$33])" office:value-type="float" office:value="7">
            <text:p>7</text:p>
          </table:table-cell>
          <table:table-cell table:formula="of:=[.H109]/7" office:value-type="float" office:value="1">
            <text:p>1</text:p>
          </table:table-cell>
          <table:table-cell table:formula="of:=[.I109]*[.F109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ost_author</text:p>
          </table:table-cell>
          <table:table-cell office:value-type="string">
            <text:p>Display post author na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0];[Hours.A$3:.A$33];[Hours.C$3:.C$33])" office:value-type="float" office:value="7">
            <text:p>7</text:p>
          </table:table-cell>
          <table:table-cell table:formula="of:=[.H110]/7" office:value-type="float" office:value="1">
            <text:p>1</text:p>
          </table:table-cell>
          <table:table-cell table:formula="of:=[.I110]*[.F110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ost_author_link</text:p>
          </table:table-cell>
          <table:table-cell office:value-type="string">
            <text:p>Display post author link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1];[Hours.A$3:.A$33];[Hours.C$3:.C$33])" office:value-type="float" office:value="7">
            <text:p>7</text:p>
          </table:table-cell>
          <table:table-cell table:formula="of:=[.H111]/7" office:value-type="float" office:value="1">
            <text:p>1</text:p>
          </table:table-cell>
          <table:table-cell table:formula="of:=[.I111]*[.F111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ost_author_posts_link</text:p>
          </table:table-cell>
          <table:table-cell office:value-type="string">
            <text:p>Display link to author's posts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2];[Hours.A$3:.A$33];[Hours.C$3:.C$33])" office:value-type="float" office:value="7">
            <text:p>7</text:p>
          </table:table-cell>
          <table:table-cell table:formula="of:=[.H112]/7" office:value-type="float" office:value="1">
            <text:p>1</text:p>
          </table:table-cell>
          <table:table-cell table:formula="of:=[.I112]*[.F112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sdiv</text:p>
          </table:table-cell>
          <table:table-cell office:value-type="string">
            <text:p>Start a div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3];[Hours.A$3:.A$33];[Hours.C$3:.C$33])" office:value-type="float" office:value="7">
            <text:p>7</text:p>
          </table:table-cell>
          <table:table-cell table:formula="of:=[.H113]/7" office:value-type="float" office:value="1">
            <text:p>1</text:p>
          </table:table-cell>
          <table:table-cell table:formula="of:=[.I113]*[.F113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api</text:p>
          </table:table-cell>
          <table:table-cell office:value-type="string">
            <text:p>Simple API link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14];[Hours.A$3:.A$33];[Hours.C$3:.C$33])" office:value-type="float" office:value="7">
            <text:p>7</text:p>
          </table:table-cell>
          <table:table-cell table:formula="of:=[.H114]/7" office:value-type="float" office:value="1">
            <text:p>1</text:p>
          </table:table-cell>
          <table:table-cell table:formula="of:=[.I114]*[.F114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</text:p>
          </table:table-cell>
          <table:table-cell office:value-type="string">
            <text:p>Expand to the logo for Bobbing Wi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15];[Hours.A$3:.A$33];[Hours.C$3:.C$33])" office:value-type="float" office:value="7">
            <text:p>7</text:p>
          </table:table-cell>
          <table:table-cell table:formula="of:=[.H115]/7" office:value-type="float" office:value="1">
            <text:p>1</text:p>
          </table:table-cell>
          <table:table-cell table:formula="of:=[.I115]*[.F115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autop</text:p>
          </table:table-cell>
          <table:table-cell office:value-type="string">
            <text:p>Dynamically re-enable/disable automatic paragraph generation</text:p>
          </table:table-cell>
          <table:table-cell office:value-type="float" office:value="1">
            <text:p>1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6];[Hours.A$3:.A$33];[Hours.C$3:.C$33])" office:value-type="float" office:value="7">
            <text:p>7</text:p>
          </table:table-cell>
          <table:table-cell table:formula="of:=[.H116]/7" office:value-type="float" office:value="1">
            <text:p>1</text:p>
          </table:table-cell>
          <table:table-cell table:formula="of:=[.I116]*[.F116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blog</text:p>
          </table:table-cell>
          <table:table-cell office:value-type="string">
            <text:p>Select blog to proces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7];[Hours.A$3:.A$33];[Hours.C$3:.C$33])" office:value-type="float" office:value="7">
            <text:p>7</text:p>
          </table:table-cell>
          <table:table-cell table:formula="of:=[.H117]/7" office:value-type="float" office:value="1">
            <text:p>1</text:p>
          </table:table-cell>
          <table:table-cell table:formula="of:=[.I117]*[.F117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blogs</text:p>
          </table:table-cell>
          <table:table-cell office:value-type="string">
            <text:p>List blogs or display content for selected blog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18];[Hours.A$3:.A$33];[Hours.C$3:.C$33])" office:value-type="float" office:value="7">
            <text:p>7</text:p>
          </table:table-cell>
          <table:table-cell table:formula="of:=[.H118]/7" office:value-type="float" office:value="1">
            <text:p>1</text:p>
          </table:table-cell>
          <table:table-cell table:formula="of:=[.I118]*[.F118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codes</text:p>
          </table:table-cell>
          <table:table-cell office:value-type="string">
            <text:p>Display the currently available shortcodes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9];[Hours.A$3:.A$33];[Hours.C$3:.C$33])" office:value-type="float" office:value="7">
            <text:p>7</text:p>
          </table:table-cell>
          <table:table-cell table:formula="of:=[.H119]/7" office:value-type="float" office:value="1">
            <text:p>1</text:p>
          </table:table-cell>
          <table:table-cell table:formula="of:=[.I119]*[.F119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contact</text:p>
          </table:table-cell>
          <table:table-cell office:value-type="string">
            <text:p>Primary contact nam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20];[Hours.A$3:.A$33];[Hours.C$3:.C$33])" office:value-type="float" office:value="7">
            <text:p>7</text:p>
          </table:table-cell>
          <table:table-cell table:formula="of:=[.H120]/7" office:value-type="float" office:value="1">
            <text:p>1</text:p>
          </table:table-cell>
          <table:table-cell table:formula="of:=[.I120]*[.F120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directions</text:p>
          </table:table-cell>
          <table:table-cell office:value-type="string">
            <text:p>Display a 'Google directions' button.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21];[Hours.A$3:.A$33];[Hours.C$3:.C$33])" office:value-type="float" office:value="7">
            <text:p>7</text:p>
          </table:table-cell>
          <table:table-cell table:formula="of:=[.H121]/7" office:value-type="float" office:value="1">
            <text:p>1</text:p>
          </table:table-cell>
          <table:table-cell table:formula="of:=[.I121]*[.F121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geo</text:p>
          </table:table-cell>
          <table:table-cell office:value-type="string">
            <text:p>Latitude and Longitu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2];[Hours.A$3:.A$33];[Hours.C$3:.C$33])" office:value-type="float" office:value="7">
            <text:p>7</text:p>
          </table:table-cell>
          <table:table-cell table:formula="of:=[.H122]/7" office:value-type="float" office:value="1">
            <text:p>1</text:p>
          </table:table-cell>
          <table:table-cell table:formula="of:=[.I122]*[.F122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parent</text:p>
          </table:table-cell>
          <table:table-cell office:value-type="string">
            <text:p>Display a link back to the parent pag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23];[Hours.A$3:.A$33];[Hours.C$3:.C$33])" office:value-type="float" office:value="7">
            <text:p>7</text:p>
          </table:table-cell>
          <table:table-cell table:formula="of:=[.H123]/7" office:value-type="float" office:value="1">
            <text:p>1</text:p>
          </table:table-cell>
          <table:table-cell table:formula="of:=[.I123]*[.F123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rwd</text:p>
          </table:table-cell>
          <table:table-cell office:value-type="string">
            <text:p>Dynamically generate oik responsive web design CSS classes</text:p>
          </table:table-cell>
          <table:table-cell office:value-type="float" office:value="1">
            <text:p>1</text:p>
          </table:table-cell>
          <table:table-cell office:value-type="string">
            <text:p>oik-rwd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4];[Hours.A$3:.A$33];[Hours.C$3:.C$33])" office:value-type="float" office:value="7">
            <text:p>7</text:p>
          </table:table-cell>
          <table:table-cell table:formula="of:=[.H124]/7" office:value-type="float" office:value="1">
            <text:p>1</text:p>
          </table:table-cell>
          <table:table-cell table:formula="of:=[.I124]*[.F124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etag</text:p>
          </table:table-cell>
          <table:table-cell office:value-type="string">
            <text:p>End a tag started with [stag]</text:p>
          </table:table-cell>
          <table:table-cell office:value-type="float" office:value="1">
            <text:p>1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25];[Hours.A$3:.A$33];[Hours.C$3:.C$33])" office:value-type="float" office:value="7">
            <text:p>7</text:p>
          </table:table-cell>
          <table:table-cell table:formula="of:=[.H125]/7" office:value-type="float" office:value="1">
            <text:p>1</text:p>
          </table:table-cell>
          <table:table-cell table:formula="of:=[.I125]*[.F125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file</text:p>
          </table:table-cell>
          <table:table-cell office:value-type="string">
            <text:p>Display reference for a file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6];[Hours.A$3:.A$33];[Hours.C$3:.C$33])" office:value-type="float" office:value="7">
            <text:p>7</text:p>
          </table:table-cell>
          <table:table-cell table:formula="of:=[.H126]/7" office:value-type="float" office:value="1">
            <text:p>1</text:p>
          </table:table-cell>
          <table:table-cell table:formula="of:=[.I126]*[.F126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float" office:value="29608">
            <text:p>29608</text:p>
          </table:table-cell>
          <table:table-cell office:value-type="string">
            <text:p>trac_29608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7];[Hours.A$3:.A$33];[Hours.C$3:.C$33])" office:value-type="float" office:value="7">
            <text:p>7</text:p>
          </table:table-cell>
          <table:table-cell table:formula="of:=[.H127]/7" office:value-type="float" office:value="1">
            <text:p>1</text:p>
          </table:table-cell>
          <table:table-cell table:formula="of:=[.I127]*[.F127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artisteer</text:p>
          </table:table-cell>
          <table:table-cell office:value-type="string">
            <text:p>Styled form of Artisteer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28];[Hours.A$3:.A$33];[Hours.C$3:.C$33])" office:value-type="float" office:value="7">
            <text:p>7</text:p>
          </table:table-cell>
          <table:table-cell table:formula="of:=[.H128]/7" office:value-type="float" office:value="1">
            <text:p>1</text:p>
          </table:table-cell>
          <table:table-cell table:formula="of:=[.I128]*[.F128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p</text:p>
          </table:table-cell>
          <table:table-cell office:value-type="string">
            <text:p>Styled form of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29];[Hours.A$3:.A$33];[Hours.C$3:.C$33])" office:value-type="float" office:value="7">
            <text:p>7</text:p>
          </table:table-cell>
          <table:table-cell table:formula="of:=[.H129]/7" office:value-type="float" office:value="1">
            <text:p>1</text:p>
          </table:table-cell>
          <table:table-cell table:formula="of:=[.I129]*[.F129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abbr</text:p>
          </table:table-cell>
          <table:table-cell office:value-type="string">
            <text:p>Format an abbreviati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30];[Hours.A$3:.A$33];[Hours.C$3:.C$33])" office:value-type="float" office:value="7">
            <text:p>7</text:p>
          </table:table-cell>
          <table:table-cell table:formula="of:=[.H130]/7" office:value-type="float" office:value="1">
            <text:p>1</text:p>
          </table:table-cell>
          <table:table-cell table:formula="of:=[.I130]*[.F130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acronym</text:p>
          </table:table-cell>
          <table:table-cell office:value-type="string">
            <text:p>Format an ac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31];[Hours.A$3:.A$33];[Hours.C$3:.C$33])" office:value-type="float" office:value="7">
            <text:p>7</text:p>
          </table:table-cell>
          <table:table-cell table:formula="of:=[.H131]/7" office:value-type="float" office:value="1">
            <text:p>1</text:p>
          </table:table-cell>
          <table:table-cell table:formula="of:=[.I131]*[.F131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action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/>
          <table:table-cell table:formula="of:=LOOKUP([.C132];[Hours.A$3:.A$33];[Hours.C$3:.C$33])" office:value-type="float" office:value="7">
            <text:p>7</text:p>
          </table:table-cell>
          <table:table-cell table:formula="of:=[.H132]/7" office:value-type="float" office:value="1">
            <text:p>1</text:p>
          </table:table-cell>
          <table:table-cell table:formula="of:=[.I132]*[.F132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admin</text:p>
          </table:table-cell>
          <table:table-cell office:value-type="string">
            <text:p>Display the Admin contact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/>
          <table:table-cell table:formula="of:=LOOKUP([.C133];[Hours.A$3:.A$33];[Hours.C$3:.C$33])" office:value-type="float" office:value="7">
            <text:p>7</text:p>
          </table:table-cell>
          <table:table-cell table:formula="of:=[.H133]/7" office:value-type="float" office:value="1">
            <text:p>1</text:p>
          </table:table-cell>
          <table:table-cell table:formula="of:=[.I133]*[.F133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alt_slogan</text:p>
          </table:table-cell>
          <table:table-cell office:value-type="string">
            <text:p>Alternative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4];[Hours.A$3:.A$33];[Hours.C$3:.C$33])" office:value-type="float" office:value="7">
            <text:p>7</text:p>
          </table:table-cell>
          <table:table-cell table:formula="of:=[.H134]/7" office:value-type="float" office:value="1">
            <text:p>1</text:p>
          </table:table-cell>
          <table:table-cell table:formula="of:=[.I134]*[.F134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business</text:p>
          </table:table-cell>
          <table:table-cell office:value-type="string">
            <text:p>Display your Business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35];[Hours.A$3:.A$33];[Hours.C$3:.C$33])" office:value-type="float" office:value="7">
            <text:p>7</text:p>
          </table:table-cell>
          <table:table-cell table:formula="of:=[.H135]/7" office:value-type="float" office:value="1">
            <text:p>1</text:p>
          </table:table-cell>
          <table:table-cell table:formula="of:=[.I135]*[.F135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company</text:p>
          </table:table-cell>
          <table:table-cell office:value-type="string">
            <text:p>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36];[Hours.A$3:.A$33];[Hours.C$3:.C$33])" office:value-type="float" office:value="7">
            <text:p>7</text:p>
          </table:table-cell>
          <table:table-cell table:formula="of:=[.H136]/7" office:value-type="float" office:value="1">
            <text:p>1</text:p>
          </table:table-cell>
          <table:table-cell table:formula="of:=[.I136]*[.F136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crumbs</text:p>
          </table:table-cell>
          <table:table-cell office:value-type="string">
            <text:p>Display breadcrumb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7];[Hours.A$3:.A$33];[Hours.C$3:.C$33])" office:value-type="float" office:value="7">
            <text:p>7</text:p>
          </table:table-cell>
          <table:table-cell table:formula="of:=[.H137]/7" office:value-type="float" office:value="1">
            <text:p>1</text:p>
          </table:table-cell>
          <table:table-cell table:formula="of:=[.I137]*[.F137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domain</text:p>
          </table:table-cell>
          <table:table-cell office:value-type="string">
            <text:p>Display the domain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8];[Hours.A$3:.A$33];[Hours.C$3:.C$33])" office:value-type="float" office:value="7">
            <text:p>7</text:p>
          </table:table-cell>
          <table:table-cell table:formula="of:=[.H138]/7" office:value-type="float" office:value="1">
            <text:p>1</text:p>
          </table:table-cell>
          <table:table-cell table:formula="of:=[.I138]*[.F138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eblock</text:p>
          </table:table-cell>
          <table:table-cell office:value-type="string">
            <text:p>end a [bw_block]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9];[Hours.A$3:.A$33];[Hours.C$3:.C$33])" office:value-type="float" office:value="7">
            <text:p>7</text:p>
          </table:table-cell>
          <table:table-cell table:formula="of:=[.H139]/7" office:value-type="float" office:value="1">
            <text:p>1</text:p>
          </table:table-cell>
          <table:table-cell table:formula="of:=[.I139]*[.F139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editcss</text:p>
          </table:table-cell>
          <table:table-cell office:value-type="string">
            <text:p>Edit Custom CSS file butt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40];[Hours.A$3:.A$33];[Hours.C$3:.C$33])" office:value-type="float" office:value="7">
            <text:p>7</text:p>
          </table:table-cell>
          <table:table-cell table:formula="of:=[.H140]/7" office:value-type="float" office:value="1">
            <text:p>1</text:p>
          </table:table-cell>
          <table:table-cell table:formula="of:=[.I140]*[.F140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email_signature</text:p>
          </table:table-cell>
          <table:table-cell office:value-type="string">
            <text:p>Format the email signatur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41];[Hours.A$3:.A$33];[Hours.C$3:.C$33])" office:value-type="float" office:value="7">
            <text:p>7</text:p>
          </table:table-cell>
          <table:table-cell table:formula="of:=[.H141]/7" office:value-type="float" office:value="1">
            <text:p>1</text:p>
          </table:table-cell>
          <table:table-cell table:formula="of:=[.I141]*[.F141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facebook</text:p>
          </table:table-cell>
          <table:table-cell office:value-type="string">
            <text:p>Facebook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2];[Hours.A$3:.A$33];[Hours.C$3:.C$33])" office:value-type="float" office:value="7">
            <text:p>7</text:p>
          </table:table-cell>
          <table:table-cell table:formula="of:=[.H142]/7" office:value-type="float" office:value="1">
            <text:p>1</text:p>
          </table:table-cell>
          <table:table-cell table:formula="of:=[.I142]*[.F142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bw_flickr</text:p>
          </table:table-cell>
          <table:table-cell office:value-type="string">
            <text:p>Flickr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3];[Hours.A$3:.A$33];[Hours.C$3:.C$33])" office:value-type="float" office:value="7">
            <text:p>7</text:p>
          </table:table-cell>
          <table:table-cell table:formula="of:=[.H143]/7" office:value-type="float" office:value="1">
            <text:p>1</text:p>
          </table:table-cell>
          <table:table-cell table:formula="of:=[.I143]*[.F143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formal</text:p>
          </table:table-cell>
          <table:table-cell office:value-type="string">
            <text:p>Formal 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44];[Hours.A$3:.A$33];[Hours.C$3:.C$33])" office:value-type="float" office:value="7">
            <text:p>7</text:p>
          </table:table-cell>
          <table:table-cell table:formula="of:=[.H144]/7" office:value-type="float" office:value="1">
            <text:p>1</text:p>
          </table:table-cell>
          <table:table-cell table:formula="of:=[.I144]*[.F144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bw_google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5];[Hours.A$3:.A$33];[Hours.C$3:.C$33])" office:value-type="float" office:value="7">
            <text:p>7</text:p>
          </table:table-cell>
          <table:table-cell table:formula="of:=[.H145]/7" office:value-type="float" office:value="1">
            <text:p>1</text:p>
          </table:table-cell>
          <table:table-cell table:formula="of:=[.I145]*[.F145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bw_google_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46];[Hours.A$3:.A$33];[Hours.C$3:.C$33])" office:value-type="float" office:value="7">
            <text:p>7</text:p>
          </table:table-cell>
          <table:table-cell table:formula="of:=[.H146]/7" office:value-type="float" office:value="1">
            <text:p>1</text:p>
          </table:table-cell>
          <table:table-cell table:formula="of:=[.I146]*[.F146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google-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47];[Hours.A$3:.A$33];[Hours.C$3:.C$33])" office:value-type="float" office:value="7">
            <text:p>7</text:p>
          </table:table-cell>
          <table:table-cell table:formula="of:=[.H147]/7" office:value-type="float" office:value="1">
            <text:p>1</text:p>
          </table:table-cell>
          <table:table-cell table:formula="of:=[.I147]*[.F147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google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48];[Hours.A$3:.A$33];[Hours.C$3:.C$33])" office:value-type="float" office:value="7">
            <text:p>7</text:p>
          </table:table-cell>
          <table:table-cell table:formula="of:=[.H148]/7" office:value-type="float" office:value="1">
            <text:p>1</text:p>
          </table:table-cell>
          <table:table-cell table:formula="of:=[.I148]*[.F148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instagram</text:p>
          </table:table-cell>
          <table:table-cell office:value-type="string">
            <text:p>Follow me on Instagra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9];[Hours.A$3:.A$33];[Hours.C$3:.C$33])" office:value-type="float" office:value="7">
            <text:p>7</text:p>
          </table:table-cell>
          <table:table-cell table:formula="of:=[.H149]/7" office:value-type="float" office:value="1">
            <text:p>1</text:p>
          </table:table-cell>
          <table:table-cell table:formula="of:=[.I149]*[.F149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bw_linkedin</text:p>
          </table:table-cell>
          <table:table-cell office:value-type="string">
            <text:p>Follow me on Linked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50];[Hours.A$3:.A$33];[Hours.C$3:.C$33])" office:value-type="float" office:value="7">
            <text:p>7</text:p>
          </table:table-cell>
          <table:table-cell table:formula="of:=[.H150]/7" office:value-type="float" office:value="1">
            <text:p>1</text:p>
          </table:table-cell>
          <table:table-cell table:formula="of:=[.I150]*[.F150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loginout</text:p>
          </table:table-cell>
          <table:table-cell office:value-type="string">
            <text:p>Display the Login or Logout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151];[Hours.A$3:.A$33];[Hours.C$3:.C$33])" office:value-type="float" office:value="7">
            <text:p>7</text:p>
          </table:table-cell>
          <table:table-cell table:formula="of:=[.H151]/7" office:value-type="float" office:value="1">
            <text:p>1</text:p>
          </table:table-cell>
          <table:table-cell table:formula="of:=[.I151]*[.F151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bw_picasa</text:p>
          </table:table-cell>
          <table:table-cell office:value-type="string">
            <text:p>Follow me on Picasa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52];[Hours.A$3:.A$33];[Hours.C$3:.C$33])" office:value-type="float" office:value="7">
            <text:p>7</text:p>
          </table:table-cell>
          <table:table-cell table:formula="of:=[.H152]/7" office:value-type="float" office:value="1">
            <text:p>1</text:p>
          </table:table-cell>
          <table:table-cell table:formula="of:=[.I152]*[.F152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pinterest</text:p>
          </table:table-cell>
          <table:table-cell office:value-type="string">
            <text:p>Follow me on Pinterest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53];[Hours.A$3:.A$33];[Hours.C$3:.C$33])" office:value-type="float" office:value="7">
            <text:p>7</text:p>
          </table:table-cell>
          <table:table-cell table:formula="of:=[.H153]/7" office:value-type="float" office:value="1">
            <text:p>1</text:p>
          </table:table-cell>
          <table:table-cell table:formula="of:=[.I153]*[.F153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power</text:p>
          </table:table-cell>
          <table:table-cell office:value-type="string">
            <text:p>Powered by WordPres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4];[Hours.A$3:.A$33];[Hours.C$3:.C$33])" office:value-type="float" office:value="7">
            <text:p>7</text:p>
          </table:table-cell>
          <table:table-cell table:formula="of:=[.H154]/7" office:value-type="float" office:value="1">
            <text:p>1</text:p>
          </table:table-cell>
          <table:table-cell table:formula="of:=[.I154]*[.F154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qv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5];[Hours.A$3:.A$33];[Hours.C$3:.C$33])" office:value-type="float" office:value="7">
            <text:p>7</text:p>
          </table:table-cell>
          <table:table-cell table:formula="of:=[.H155]/7" office:value-type="float" office:value="1">
            <text:p>1</text:p>
          </table:table-cell>
          <table:table-cell table:formula="of:=[.I155]*[.F155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register</text:p>
          </table:table-cell>
          <table:table-cell office:value-type="string">
            <text:p>Display a link to the Registration form</text:p>
          </table:table-cell>
          <table:table-cell office:value-type="float" office:value="0">
            <text:p>0</text:p>
          </table:table-cell>
          <table:table-cell office:value-type="string">
            <text:p>oik 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6];[Hours.A$3:.A$33];[Hours.C$3:.C$33])" office:value-type="float" office:value="7">
            <text:p>7</text:p>
          </table:table-cell>
          <table:table-cell table:formula="of:=[.H156]/7" office:value-type="float" office:value="1">
            <text:p>1</text:p>
          </table:table-cell>
          <table:table-cell table:formula="of:=[.I156]*[.F156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rp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57];[Hours.A$3:.A$33];[Hours.C$3:.C$33])" office:value-type="float" office:value="7">
            <text:p>7</text:p>
          </table:table-cell>
          <table:table-cell table:formula="of:=[.H157]/7" office:value-type="float" office:value="1">
            <text:p>1</text:p>
          </table:table-cell>
          <table:table-cell table:formula="of:=[.I157]*[.F157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search</text:p>
          </table:table-cell>
          <table:table-cell office:value-type="string">
            <text:p>Display search form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8];[Hours.A$3:.A$33];[Hours.C$3:.C$33])" office:value-type="float" office:value="7">
            <text:p>7</text:p>
          </table:table-cell>
          <table:table-cell table:formula="of:=[.H158]/7" office:value-type="float" office:value="1">
            <text:p>1</text:p>
          </table:table-cell>
          <table:table-cell table:formula="of:=[.I158]*[.F158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slogan</text:p>
          </table:table-cell>
          <table:table-cell office:value-type="string">
            <text:p>Primary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9];[Hours.A$3:.A$33];[Hours.C$3:.C$33])" office:value-type="float" office:value="7">
            <text:p>7</text:p>
          </table:table-cell>
          <table:table-cell table:formula="of:=[.H159]/7" office:value-type="float" office:value="1">
            <text:p>1</text:p>
          </table:table-cell>
          <table:table-cell table:formula="of:=[.I159]*[.F159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squeez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queez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60];[Hours.A$3:.A$33];[Hours.C$3:.C$33])" office:value-type="float" office:value="7">
            <text:p>7</text:p>
          </table:table-cell>
          <table:table-cell table:formula="of:=[.H160]/7" office:value-type="float" office:value="1">
            <text:p>1</text:p>
          </table:table-cell>
          <table:table-cell table:formula="of:=[.I160]*[.F160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tex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1];[Hours.A$3:.A$33];[Hours.C$3:.C$33])" office:value-type="float" office:value="7">
            <text:p>7</text:p>
          </table:table-cell>
          <table:table-cell table:formula="of:=[.H161]/7" office:value-type="float" office:value="1">
            <text:p>1</text:p>
          </table:table-cell>
          <table:table-cell table:formula="of:=[.I161]*[.F161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twitter</text:p>
          </table:table-cell>
          <table:table-cell office:value-type="string">
            <text:p>Follow me on Twitter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62];[Hours.A$3:.A$33];[Hours.C$3:.C$33])" office:value-type="float" office:value="7">
            <text:p>7</text:p>
          </table:table-cell>
          <table:table-cell table:formula="of:=[.H162]/7" office:value-type="float" office:value="1">
            <text:p>1</text:p>
          </table:table-cell>
          <table:table-cell table:formula="of:=[.I162]*[.F162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_wpadmin</text:p>
          </table:table-cell>
          <table:table-cell office:value-type="string">
            <text:p>Site: link to wp-adm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3];[Hours.A$3:.A$33];[Hours.C$3:.C$33])" office:value-type="float" office:value="7">
            <text:p>7</text:p>
          </table:table-cell>
          <table:table-cell table:formula="of:=[.H163]/7" office:value-type="float" office:value="1">
            <text:p>1</text:p>
          </table:table-cell>
          <table:table-cell table:formula="of:=[.I163]*[.F163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w_youtube</text:p>
          </table:table-cell>
          <table:table-cell office:value-type="string">
            <text:p>Follow me on YouTub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64];[Hours.A$3:.A$33];[Hours.C$3:.C$33])" office:value-type="float" office:value="7">
            <text:p>7</text:p>
          </table:table-cell>
          <table:table-cell table:formula="of:=[.H164]/7" office:value-type="float" office:value="1">
            <text:p>1</text:p>
          </table:table-cell>
          <table:table-cell table:formula="of:=[.I164]*[.F164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troff</text:p>
          </table:table-cell>
          <table:table-cell office:value-type="string">
            <text:p>Force trace off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5];[Hours.A$3:.A$33];[Hours.C$3:.C$33])" office:value-type="float" office:value="7">
            <text:p>7</text:p>
          </table:table-cell>
          <table:table-cell table:formula="of:=[.H165]/7" office:value-type="float" office:value="1">
            <text:p>1</text:p>
          </table:table-cell>
          <table:table-cell table:formula="of:=[.I165]*[.F165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bwtron</text:p>
          </table:table-cell>
          <table:table-cell office:value-type="string">
            <text:p>Force trace 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6];[Hours.A$3:.A$33];[Hours.C$3:.C$33])" office:value-type="float" office:value="7">
            <text:p>7</text:p>
          </table:table-cell>
          <table:table-cell table:formula="of:=[.H166]/7" office:value-type="float" office:value="1">
            <text:p>1</text:p>
          </table:table-cell>
          <table:table-cell table:formula="of:=[.I166]*[.F166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clear</text:p>
          </table:table-cell>
          <table:table-cell office:value-type="string">
            <text:p>Clear divs 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7];[Hours.A$3:.A$33];[Hours.C$3:.C$33])" office:value-type="float" office:value="7">
            <text:p>7</text:p>
          </table:table-cell>
          <table:table-cell table:formula="of:=[.H167]/7" office:value-type="float" office:value="1">
            <text:p>1</text:p>
          </table:table-cell>
          <table:table-cell table:formula="of:=[.I167]*[.F167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drupal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8];[Hours.A$3:.A$33];[Hours.C$3:.C$33])" office:value-type="float" office:value="7">
            <text:p>7</text:p>
          </table:table-cell>
          <table:table-cell table:formula="of:=[.H168]/7" office:value-type="float" office:value="1">
            <text:p>1</text:p>
          </table:table-cell>
          <table:table-cell table:formula="of:=[.I168]*[.F168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dumptag</text:p>
          </table:table-cell>
          <table:table-cell office:value-type="string">
            <text:p>trac_29608_shortcode_dumptag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9];[Hours.A$3:.A$33];[Hours.C$3:.C$33])" office:value-type="float" office:value="7">
            <text:p>7</text:p>
          </table:table-cell>
          <table:table-cell table:formula="of:=[.H169]/7" office:value-type="float" office:value="1">
            <text:p>1</text:p>
          </table:table-cell>
          <table:table-cell table:formula="of:=[.I169]*[.F169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ediv</text:p>
          </table:table-cell>
          <table:table-cell office:value-type="string">
            <text:p>end a &amp;lt;div&amp;gt; with &amp;lt;/div&amp;gt;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0];[Hours.A$3:.A$33];[Hours.C$3:.C$33])" office:value-type="float" office:value="7">
            <text:p>7</text:p>
          </table:table-cell>
          <table:table-cell table:formula="of:=[.H170]/7" office:value-type="float" office:value="1">
            <text:p>1</text:p>
          </table:table-cell>
          <table:table-cell table:formula="of:=[.I170]*[.F170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footer_home_link</text:p>
          </table:table-cell>
          <table:table-cell office:value-type="string">
            <text:p>genesis_footer_home_link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1];[Hours.A$3:.A$33];[Hours.C$3:.C$33])" office:value-type="float" office:value="7">
            <text:p>7</text:p>
          </table:table-cell>
          <table:table-cell table:formula="of:=[.H171]/7" office:value-type="float" office:value="1">
            <text:p>1</text:p>
          </table:table-cell>
          <table:table-cell table:formula="of:=[.I171]*[.F171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footer_site_title</text:p>
          </table:table-cell>
          <table:table-cell office:value-type="string">
            <text:p>genesis_footer_site_title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2];[Hours.A$3:.A$33];[Hours.C$3:.C$33])" office:value-type="float" office:value="7">
            <text:p>7</text:p>
          </table:table-cell>
          <table:table-cell table:formula="of:=[.H172]/7" office:value-type="float" office:value="1">
            <text:p>1</text:p>
          </table:table-cell>
          <table:table-cell table:formula="of:=[.I172]*[.F172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gpslides</text:p>
          </table:table-cell>
          <table:table-cell office:value-type="string">
            <text:p>Display a Slideshow Gallery Pro slideshow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3];[Hours.A$3:.A$33];[Hours.C$3:.C$33])" office:value-type="float" office:value="7">
            <text:p>7</text:p>
          </table:table-cell>
          <table:table-cell table:formula="of:=[.H173]/7" office:value-type="float" office:value="1">
            <text:p>1</text:p>
          </table:table-cell>
          <table:table-cell table:formula="of:=[.I173]*[.F173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hook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4];[Hours.A$3:.A$33];[Hours.C$3:.C$33])" office:value-type="float" office:value="7">
            <text:p>7</text:p>
          </table:table-cell>
          <table:table-cell table:formula="of:=[.H174]/7" office:value-type="float" office:value="1">
            <text:p>1</text:p>
          </table:table-cell>
          <table:table-cell table:formula="of:=[.I174]*[.F174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lartisteer</text:p>
          </table:table-cell>
          <table:table-cell office:value-type="string">
            <text:p>Link to Artisteer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5];[Hours.A$3:.A$33];[Hours.C$3:.C$33])" office:value-type="float" office:value="7">
            <text:p>7</text:p>
          </table:table-cell>
          <table:table-cell table:formula="of:=[.H175]/7" office:value-type="float" office:value="1">
            <text:p>1</text:p>
          </table:table-cell>
          <table:table-cell table:formula="of:=[.I175]*[.F175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lbp</text:p>
          </table:table-cell>
          <table:table-cell office:value-type="string">
            <text:p>Link to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6];[Hours.A$3:.A$33];[Hours.C$3:.C$33])" office:value-type="float" office:value="7">
            <text:p>7</text:p>
          </table:table-cell>
          <table:table-cell table:formula="of:=[.H176]/7" office:value-type="float" office:value="1">
            <text:p>1</text:p>
          </table:table-cell>
          <table:table-cell table:formula="of:=[.I176]*[.F176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lbw</text:p>
          </table:table-cell>
          <table:table-cell office:value-type="string">
            <text:p>Link to Bobbing Wide site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7];[Hours.A$3:.A$33];[Hours.C$3:.C$33])" office:value-type="float" office:value="7">
            <text:p>7</text:p>
          </table:table-cell>
          <table:table-cell table:formula="of:=[.H177]/7" office:value-type="float" office:value="1">
            <text:p>1</text:p>
          </table:table-cell>
          <table:table-cell table:formula="of:=[.I177]*[.F177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ldrupal</text:p>
          </table:table-cell>
          <table:table-cell office:value-type="string">
            <text:p>Link to drupal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8];[Hours.A$3:.A$33];[Hours.C$3:.C$33])" office:value-type="float" office:value="7">
            <text:p>7</text:p>
          </table:table-cell>
          <table:table-cell table:formula="of:=[.H178]/7" office:value-type="float" office:value="1">
            <text:p>1</text:p>
          </table:table-cell>
          <table:table-cell table:formula="of:=[.I178]*[.F178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loik</text:p>
          </table:table-cell>
          <table:table-cell office:value-type="string">
            <text:p>Link to [oik]-plugin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9];[Hours.A$3:.A$33];[Hours.C$3:.C$33])" office:value-type="float" office:value="7">
            <text:p>7</text:p>
          </table:table-cell>
          <table:table-cell table:formula="of:=[.H179]/7" office:value-type="float" office:value="1">
            <text:p>1</text:p>
          </table:table-cell>
          <table:table-cell table:formula="of:=[.I179]*[.F179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lwp</text:p>
          </table:table-cell>
          <table:table-cell office:value-type="string">
            <text:p>Link to WordPress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0];[Hours.A$3:.A$33];[Hours.C$3:.C$33])" office:value-type="float" office:value="7">
            <text:p>7</text:p>
          </table:table-cell>
          <table:table-cell table:formula="of:=[.H180]/7" office:value-type="float" office:value="1">
            <text:p>1</text:p>
          </table:table-cell>
          <table:table-cell table:formula="of:=[.I180]*[.F180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lwpms</text:p>
          </table:table-cell>
          <table:table-cell office:value-type="string">
            <text:p>Link to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1];[Hours.A$3:.A$33];[Hours.C$3:.C$33])" office:value-type="float" office:value="7">
            <text:p>7</text:p>
          </table:table-cell>
          <table:table-cell table:formula="of:=[.H181]/7" office:value-type="float" office:value="1">
            <text:p>1</text:p>
          </table:table-cell>
          <table:table-cell table:formula="of:=[.I181]*[.F181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md</text:p>
          </table:table-cell>
          <table:table-cell office:value-type="string">
            <text:p>Format Markdown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182];[Hours.A$3:.A$33];[Hours.C$3:.C$33])" office:value-type="float" office:value="7">
            <text:p>7</text:p>
          </table:table-cell>
          <table:table-cell table:formula="of:=[.H182]/7" office:value-type="float" office:value="1">
            <text:p>1</text:p>
          </table:table-cell>
          <table:table-cell table:formula="of:=[.I182]*[.F182]" office:value-type="float" office:value="1">
            <text:p>1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ngslideshow</text:p>
          </table:table-cell>
          <table:table-cell office:value-type="string">
            <text:p>NextGen gallery slideshow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3];[Hours.A$3:.A$33];[Hours.C$3:.C$33])" office:value-type="float" office:value="7">
            <text:p>7</text:p>
          </table:table-cell>
          <table:table-cell table:formula="of:=[.H183]/7" office:value-type="float" office:value="1">
            <text:p>1</text:p>
          </table:table-cell>
          <table:table-cell table:formula="of:=[.I183]*[.F183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noautop</text:p>
          </table:table-cell>
          <table:table-cell office:value-type="string">
            <text:p>trac_29608_noautop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4];[Hours.A$3:.A$33];[Hours.C$3:.C$33])" office:value-type="float" office:value="7">
            <text:p>7</text:p>
          </table:table-cell>
          <table:table-cell table:formula="of:=[.H184]/7" office:value-type="float" office:value="1">
            <text:p>1</text:p>
          </table:table-cell>
          <table:table-cell table:formula="of:=[.I184]*[.F184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OIK</text:p>
          </table:table-cell>
          <table:table-cell office:value-type="string">
            <text:p>Spells out the &lt;span class="bw_oik"&gt;&lt;abbr <text:s/>title="OIK Information Kit"&gt;oik&lt;/abbr&gt;&lt;/span&gt; back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5];[Hours.A$3:.A$33];[Hours.C$3:.C$33])" office:value-type="float" office:value="7">
            <text:p>7</text:p>
          </table:table-cell>
          <table:table-cell table:formula="of:=[.H185]/7" office:value-type="float" office:value="1">
            <text:p>1</text:p>
          </table:table-cell>
          <table:table-cell table:formula="of:=[.I185]*[.F185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oik</text:p>
          </table:table-cell>
          <table:table-cell office:value-type="string">
            <text:p>Expand to the logo for oi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6];[Hours.A$3:.A$33];[Hours.C$3:.C$33])" office:value-type="float" office:value="7">
            <text:p>7</text:p>
          </table:table-cell>
          <table:table-cell table:formula="of:=[.H186]/7" office:value-type="float" office:value="1">
            <text:p>1</text:p>
          </table:table-cell>
          <table:table-cell table:formula="of:=[.I186]*[.F186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oik_edd_apikey</text:p>
          </table:table-cell>
          <table:table-cell office:value-type="string">
            <text:p>get API key form for EDD</text:p>
          </table:table-cell>
          <table:table-cell office:value-type="float" office:value="0">
            <text:p>0</text:p>
          </table:table-cell>
          <table:table-cell office:value-type="string">
            <text:p>oik-edd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7];[Hours.A$3:.A$33];[Hours.C$3:.C$33])" office:value-type="float" office:value="7">
            <text:p>7</text:p>
          </table:table-cell>
          <table:table-cell table:formula="of:=[.H187]/7" office:value-type="float" office:value="1">
            <text:p>1</text:p>
          </table:table-cell>
          <table:table-cell table:formula="of:=[.I187]*[.F187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aragraph</text:p>
          </table:table-cell>
          <table:table-cell office:value-type="string">
            <text:p>trac_29608_shortcode_paragraph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8];[Hours.A$3:.A$33];[Hours.C$3:.C$33])" office:value-type="float" office:value="7">
            <text:p>7</text:p>
          </table:table-cell>
          <table:table-cell table:formula="of:=[.H188]/7" office:value-type="float" office:value="1">
            <text:p>1</text:p>
          </table:table-cell>
          <table:table-cell table:formula="of:=[.I188]*[.F188]" office:value-type="float" office:value="0">
            <text:p>0</text:p>
          </table:table-cell>
          <table:table-cell table:number-columns-repeated="1014"/>
        </table:table-row>
        <table:table-row table:style-name="ro3" table:visibility="filter">
          <table:table-cell office:value-type="string">
            <text:p>parsed_sourc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9];[Hours.A$3:.A$33];[Hours.C$3:.C$33])" office:value-type="float" office:value="7">
            <text:p>7</text:p>
          </table:table-cell>
          <table:table-cell table:formula="of:=[.H189]/7" office:value-type="float" office:value="1">
            <text:p>1</text:p>
          </table:table-cell>
          <table:table-cell table:formula="of:=[.I189]*[.F189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sediv</text:p>
          </table:table-cell>
          <table:table-cell office:value-type="string">
            <text:p>Start and end a div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90];[Hours.A$3:.A$33];[Hours.C$3:.C$33])" office:value-type="float" office:value="7">
            <text:p>7</text:p>
          </table:table-cell>
          <table:table-cell table:formula="of:=[.H190]/7" office:value-type="float" office:value="1">
            <text:p>1</text:p>
          </table:table-cell>
          <table:table-cell table:formula="of:=[.I190]*[.F190]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wp</text:p>
          </table:table-cell>
          <table:table-cell office:value-type="string">
            <text:p>Display a styled form of WordPress.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91];[Hours.A$3:.A$33];[Hours.C$3:.C$33])" office:value-type="float" office:value="7">
            <text:p>7</text:p>
          </table:table-cell>
          <table:table-cell table:formula="of:=[.H191]/7" office:value-type="float" office:value="1">
            <text:p>1</text:p>
          </table:table-cell>
          <table:table-cell table:formula="of:=[.I191]*[.F191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wpms</text:p>
          </table:table-cell>
          <table:table-cell office:value-type="string">
            <text:p>Styled form of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92];[Hours.A$3:.A$33];[Hours.C$3:.C$33])" office:value-type="float" office:value="7">
            <text:p>7</text:p>
          </table:table-cell>
          <table:table-cell table:formula="of:=[.H192]/7" office:value-type="float" office:value="1">
            <text:p>1</text:p>
          </table:table-cell>
          <table:table-cell table:formula="of:=[.I192]*[.F192]" office:value-type="float" office:value="0">
            <text:p>0</text:p>
          </table:table-cell>
          <table:table-cell table:number-columns-repeated="1014"/>
        </table:table-row>
      </table:table>
      <table:table table:name="Sit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8"/>
          <table:table-cell table:style-name="ce1" table:formula="of:=SUM([.I3:.I110])" office:value-type="float" office:value="40.8571428571429">
            <text:p>40.8571428571</text:p>
          </table:table-cell>
          <table:table-cell table:style-name="ce1" table:number-columns-repeated="1015"/>
        </table:table-row>
        <table:table-row table:style-name="ro3">
          <table:table-cell table:style-name="ce1" office:value-type="string">
            <text:p>WordPress version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Plugins</text:p>
          </table:table-cell>
          <table:table-cell table:style-name="ce1" office:value-type="string">
            <text:p>Themes</text:p>
          </table:table-cell>
          <table:table-cell table:style-name="ce1"/>
          <table:table-cell table:style-name="ce1" office:value-type="string">
            <text:p>Updat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Effort</text:p>
          </table:table-cell>
          <table:table-cell table:style-name="ce1" office:value-type="string">
            <text:p>Days</text:p>
          </table:table-cell>
          <table:table-cell table:style-name="ce1" table:number-columns-repeated="1014"/>
        </table:table-row>
        <table:table-row table:style-name="ro3">
          <table:table-cell office:value-type="string">
            <text:p>"4.9.4"</text:p>
          </table:table-cell>
          <table:table-cell office:value-type="string">
            <text:p>wordpress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]+([.F3]/7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"4.9.1"</text:p>
          </table:table-cell>
          <table:table-cell office:value-type="string">
            <text:p>wpms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PMS</text:p>
          </table:table-cell>
          <table:table-cell table:formula="of:=[.G4]+([.F4]/7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"4.9.1"</text:p>
          </table:table-cell>
          <table:table-cell office:value-type="string">
            <text:p>oikcom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]+([.F5]/7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"4.7.3"</text:p>
          </table:table-cell>
          <table:table-cell office:value-type="string">
            <text:p>oikplug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]+([.F6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7.3"</text:p>
          </table:table-cell>
          <table:table-cell office:value-type="string">
            <text:p>bwdesign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]+([.F7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4.7.3"</text:p>
          </table:table-cell>
          <table:table-cell office:value-type="string">
            <text:p>wp47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Test oikcom</text:p>
          </table:table-cell>
          <table:table-cell table:formula="of:=[.G8]+([.F8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9.1"</text:p>
          </table:table-cell>
          <table:table-cell office:value-type="string">
            <text:p>oikcouk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]+([.F9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8.2"</text:p>
          </table:table-cell>
          <table:table-cell office:value-type="string">
            <text:p>oikeu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0]+([.F10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4.4"</text:p>
          </table:table-cell>
          <table:table-cell office:value-type="string">
            <text:p>rcwdcom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11]+([.F11]/7)" office:value-type="float" office:value="0.142857142857143">
            <text:p>0.1428571429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.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2]+([.F12]/7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"4.4.7"</text:p>
          </table:table-cell>
          <table:table-cell office:value-type="string">
            <text:p>wporg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3]+([.F13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9.4"</text:p>
          </table:table-cell>
          <table:table-cell office:value-type="string">
            <text:p>hm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4]+([.F14]/7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"4.8"</text:p>
          </table:table-cell>
          <table:table-cell office:value-type="string">
            <text:p>officialcaravan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5]+([.F15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5.0-alpha-42125-src"</text:p>
          </table:table-cell>
          <table:table-cell office:value-type="string">
            <text:p>src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6]+([.F16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3.6"</text:p>
          </table:table-cell>
          <table:table-cell office:value-type="string">
            <text:p>hampshire-eft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7]+([.F17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7.8"</text:p>
          </table:table-cell>
          <table:table-cell office:value-type="string">
            <text:p>bwcom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8]+([.F18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4.9.4"</text:p>
          </table:table-cell>
          <table:table-cell office:value-type="string">
            <text:p>cwiccer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9]+([.F19]/7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"5.0-alpha-42125-src"</text:p>
          </table:table-cell>
          <table:table-cell office:value-type="string">
            <text:p>wp5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20]+([.F20]/7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"4.8"</text:p>
          </table:table-cell>
          <table:table-cell office:value-type="string">
            <text:p>hallsgs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1]+([.F21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4.9.4"</text:p>
          </table:table-cell>
          <table:table-cell office:value-type="string">
            <text:p>szerelme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2]+([.F22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4.11"</text:p>
          </table:table-cell>
          <table:table-cell office:value-type="string">
            <text:p>rjduk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3]+([.F23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4.0"</text:p>
          </table:table-cell>
          <table:table-cell office:value-type="string">
            <text:p>hifianswers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4]+([.F24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8.1"</text:p>
          </table:table-cell>
          <table:table-cell office:value-type="string">
            <text:p>ourlistenersclub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5]+([.F2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"</text:p>
          </table:table-cell>
          <table:table-cell office:value-type="string">
            <text:p>wp3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6]+([.F26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3.1"</text:p>
          </table:table-cell>
          <table:table-cell office:value-type="string">
            <text:p>handmadestudios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7]+([.F27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4.0"</text:p>
          </table:table-cell>
          <table:table-cell office:value-type="string">
            <text:p>oobit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8]+([.F28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6.1"</text:p>
          </table:table-cell>
          <table:table-cell office:value-type="string">
            <text:p>symondson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9]+([.F2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.1"</text:p>
          </table:table-cell>
          <table:table-cell office:value-type="string">
            <text:p>wp-a2z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0]+([.F30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3.8.1"</text:p>
          </table:table-cell>
          <table:table-cell office:value-type="string">
            <text:p>rf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1]+([.F31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3.1"</text:p>
          </table:table-cell>
          <table:table-cell office:value-type="string">
            <text:p>symondson_internetMarketing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2]+([.F32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7.3"</text:p>
          </table:table-cell>
          <table:table-cell office:value-type="string">
            <text:p>susancowemi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3]+([.F33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4.4.11"</text:p>
          </table:table-cell>
          <table:table-cell office:value-type="string">
            <text:p>rjd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4]+([.F34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9.1"</text:p>
          </table:table-cell>
          <table:table-cell office:value-type="string">
            <text:p>olc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5]+([.F3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hm101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6]+([.F36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3.1"</text:p>
          </table:table-cell>
          <table:table-cell office:value-type="string">
            <text:p>aumab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7]+([.F37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6"</text:p>
          </table:table-cell>
          <table:table-cell office:value-type="string">
            <text:p>wws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8]+([.F38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9.4"</text:p>
          </table:table-cell>
          <table:table-cell office:value-type="string">
            <text:p>wp-pompey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9]+([.F39]/7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"4.7.4"</text:p>
          </table:table-cell>
          <table:table-cell office:value-type="string">
            <text:p>wpit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0]+([.F40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4.12"</text:p>
          </table:table-cell>
          <table:table-cell office:value-type="string">
            <text:p>rathmorefinancial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1]+([.F41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6.1"</text:p>
          </table:table-cell>
          <table:table-cell office:value-type="string">
            <text:p>janecoomb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2]+([.F4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wp-a2z-v4.4.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3]+([.F4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act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4]+([.F4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5"</text:p>
          </table:table-cell>
          <table:table-cell office:value-type="string">
            <text:p>colours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5]+([.F4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cookie-cat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46]+([.F4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8.11"</text:p>
          </table:table-cell>
          <table:table-cell office:value-type="string">
            <text:p>rjd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7]+([.F47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5.1"</text:p>
          </table:table-cell>
          <table:table-cell office:value-type="string">
            <text:p>yellowbrand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8]+([.F4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2"</text:p>
          </table:table-cell>
          <table:table-cell office:value-type="string">
            <text:p>hm06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9]+([.F49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9.2"</text:p>
          </table:table-cell>
          <table:table-cell office:value-type="string">
            <text:p>aldworth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0]+([.F50]/7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"4.8.1"</text:p>
          </table:table-cell>
          <table:table-cell office:value-type="string">
            <text:p>lalucouk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1]+([.F51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4.7.8"</text:p>
          </table:table-cell>
          <table:table-cell office:value-type="string">
            <text:p>rngs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2]+([.F52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wp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3]+([.F53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8.2"</text:p>
          </table:table-cell>
          <table:table-cell office:value-type="string">
            <text:p>owcs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4]+([.F54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igram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5]+([.F5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2.10"</text:p>
          </table:table-cell>
          <table:table-cell office:value-type="string">
            <text:p>surviv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6]+([.F56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5.1"</text:p>
          </table:table-cell>
          <table:table-cell office:value-type="string">
            <text:p>bettercorestrength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7]+([.F57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5.3"</text:p>
          </table:table-cell>
          <table:table-cell office:value-type="string">
            <text:p>dws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8]+([.F58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2.7"</text:p>
          </table:table-cell>
          <table:table-cell office:value-type="string">
            <text:p>therealc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9]+([.F59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6"</text:p>
          </table:table-cell>
          <table:table-cell office:value-type="string">
            <text:p>hsoh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0]+([.F60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3.2"</text:p>
          </table:table-cell>
          <table:table-cell office:value-type="string">
            <text:p>hosh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1]+([.F6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tag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2]+([.F62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4.7.2"</text:p>
          </table:table-cell>
          <table:table-cell office:value-type="string">
            <text:p>engarc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3]+([.F63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4.2"</text:p>
          </table:table-cell>
          <table:table-cell office:value-type="string">
            <text:p>edw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4]+([.F64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0.5"</text:p>
          </table:table-cell>
          <table:table-cell office:value-type="string">
            <text:p>fsp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5]+([.F65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2.1"</text:p>
          </table:table-cell>
          <table:table-cell office:value-type="string">
            <text:p>hsoh_ol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6]+([.F66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2.2"</text:p>
          </table:table-cell>
          <table:table-cell office:value-type="string">
            <text:p>balancingbyart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7]+([.F67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4.1.4"</text:p>
          </table:table-cell>
          <table:table-cell office:value-type="string">
            <text:p>wholebeingwellbeing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8]+([.F68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3.3.1"</text:p>
          </table:table-cell>
          <table:table-cell office:value-type="string">
            <text:p>eft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9]+([.F69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7"</text:p>
          </table:table-cell>
          <table:table-cell office:value-type="string">
            <text:p>wpm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0]+([.F7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coaching2inspire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1]+([.F71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3.3.1"</text:p>
          </table:table-cell>
          <table:table-cell office:value-type="string">
            <text:p>happystevehook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2]+([.F7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2.2"</text:p>
          </table:table-cell>
          <table:table-cell office:value-type="string">
            <text:p>pretty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3]+([.F7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lfd4u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4]+([.F7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road-builder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5]+([.F7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secre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6]+([.F76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3.1"</text:p>
          </table:table-cell>
          <table:table-cell office:value-type="string">
            <text:p>gtat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7]+([.F77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0.3"</text:p>
          </table:table-cell>
          <table:table-cell office:value-type="string">
            <text:p>blogbb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8]+([.F7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2"</text:p>
          </table:table-cell>
          <table:table-cell office:value-type="string">
            <text:p>eedge11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9]+([.F7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1.1"</text:p>
          </table:table-cell>
          <table:table-cell office:value-type="string">
            <text:p>classic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0]+([.F80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edge1114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1]+([.F81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6.3"</text:p>
          </table:table-cell>
          <table:table-cell office:value-type="string">
            <text:p>solentro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2]+([.F82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4.6.1"</text:p>
          </table:table-cell>
          <table:table-cell office:value-type="string">
            <text:p>pwaep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3]+([.F83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6.1"</text:p>
          </table:table-cell>
          <table:table-cell office:value-type="string">
            <text:p>bwcom-rename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4]+([.F84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6.1"</text:p>
          </table:table-cell>
          <table:table-cell office:value-type="string">
            <text:p>bwdev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5]+([.F8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wp33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6]+([.F86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3.1"</text:p>
          </table:table-cell>
          <table:table-cell office:value-type="string">
            <text:p>eedg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7]+([.F87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9.1"</text:p>
          </table:table-cell>
          <table:table-cell office:value-type="string">
            <text:p>gdwif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88]+([.F88]/7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"4.7"</text:p>
          </table:table-cell>
          <table:table-cell office:value-type="string">
            <text:p>phpuni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9]+([.F8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0"</text:p>
          </table:table-cell>
          <table:table-cell office:value-type="string">
            <text:p>desig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0]+([.F90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9"</text:p>
          </table:table-cell>
          <table:table-cell office:value-type="string">
            <text:p>owzs-pr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91]+([.F91]/7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"3.3.1"</text:p>
          </table:table-cell>
          <table:table-cell office:value-type="string">
            <text:p>jtth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2]+([.F92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5"</text:p>
          </table:table-cell>
          <table:table-cell office:value-type="string">
            <text:p>eoci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3]+([.F9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-alpha-40977"</text:p>
          </table:table-cell>
          <table:table-cell office:value-type="string">
            <text:p>buil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4]+([.F94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9"</text:p>
          </table:table-cell>
          <table:table-cell office:value-type="string">
            <text:p>andre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5]+([.F9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2.1"</text:p>
          </table:table-cell>
          <table:table-cell office:value-type="string">
            <text:p>wp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6]+([.F96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9"</text:p>
          </table:table-cell>
          <table:table-cell office:value-type="string">
            <text:p>owzs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7]+([.F97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4.0"</text:p>
          </table:table-cell>
          <table:table-cell office:value-type="string">
            <text:p>oik-plugins.u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8]+([.F98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3.0"</text:p>
          </table:table-cell>
          <table:table-cell office:value-type="string">
            <text:p>dealwithstres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9]+([.F9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-alpha"</text:p>
          </table:table-cell>
          <table:table-cell office:value-type="string">
            <text:p>sv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0]+([.F10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"</text:p>
          </table:table-cell>
          <table:table-cell office:value-type="string">
            <text:p>wp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1]+([.F10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7.1"</text:p>
          </table:table-cell>
          <table:table-cell office:value-type="string">
            <text:p>wp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2]+([.F102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9-RC2"</text:p>
          </table:table-cell>
          <table:table-cell office:value-type="string">
            <text:p>wpms-sav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3]+([.F103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8"</text:p>
          </table:table-cell>
          <table:table-cell office:value-type="string">
            <text:p>achoired-tas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04]+([.F104]/7)" office:value-type="float" office:value="1.14285714285714">
            <text:p>1.1428571429</text:p>
          </table:table-cell>
          <table:table-cell table:number-columns-repeated="1015"/>
        </table:table-row>
        <table:table-row table:style-name="ro3">
          <table:table-cell office:value-type="string">
            <text:p>"4.7.3"</text:p>
          </table:table-cell>
          <table:table-cell office:value-type="string">
            <text:p>oikcom-renam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5]+([.F10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1"</text:p>
          </table:table-cell>
          <table:table-cell office:value-type="string">
            <text:p>wp47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6]+([.F10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"</text:p>
          </table:table-cell>
          <table:table-cell office:value-type="string">
            <text:p>wp4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7]+([.F10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wpit4.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8]+([.F10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4"</text:p>
          </table:table-cell>
          <table:table-cell office:value-type="string">
            <text:p>bigram-renam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9]+([.F109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"4.5.4-alpha-38000"</text:p>
          </table:table-cell>
          <table:table-cell office:value-type="string">
            <text:p>hm-pregit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10]+([.F110]/7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NOWPC</text:p>
          </table:table-cell>
          <table:table-cell office:value-type="string">
            <text:p>okeffe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.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idea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table:style-name="ce2" office:value-type="date" office:date-value="2018-05-18">
            <text:p>18/05/18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Home - Rathmore financial_file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andb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WP-Parser-master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anchorgo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anchorgolfcom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bobbingw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bw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bwarchive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bwpcsupp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bwt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bwwd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aravan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ccd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cjg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classi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ookie-categor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ustomer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denise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deniseth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dimc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ownload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drupal-librarie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drupal-module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dtib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eie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fabt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findaballtee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findabalti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fionathoma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fobbonghide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foppapedretti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funkygreen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gdw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gdwifa-couk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gibber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t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gkz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gordont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avity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grippi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arvest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h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ft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he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r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-promo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m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nsurance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itconsultant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janecoombsinfo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japic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jbr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jimmy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kamarklew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kate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laravel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lazzari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lcm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lettings-in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go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loneworking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ltcf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marshall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mdap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mdt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mountainview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mrl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2.7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2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oik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oik-batchmove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oik-cs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oik-nivo-slider_svn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oik-plugin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oik-privacy-policy_svn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aap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athofbeing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c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enoyr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Documentor2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hpLibrarie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hpMailer_v2.3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hpMailer_v5.1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hpMyAdmin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hpMyAdmin-3.2.5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hpMyAdmin-3.3.2-all-language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hpMyAdmin-4.6.6-english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hpMyAdmin-4.7.6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4.2.11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k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m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ier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rettya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prettyas_ol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oblem-solving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quickstart-basic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rcbnb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rcgc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rchc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rcorguk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rcr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rcroofing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rct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-SB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retirementcoach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retirementmanager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rm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sc2-pregit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simple_html_d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temap_gen-1.5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susan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susancowereik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asset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svn_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tool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td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techsupport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twenty-tens.com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twentyte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uk-tides_svn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uploadif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s-tides_svn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wc-log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wc-rest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webdesign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wp-admin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wp-content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wp-includes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wp-super-cach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07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29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3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9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wpg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wpgit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wplang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wplang-3.6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wpmudev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wwwcomp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xdebug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x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ellow</text:p>
          </table:table-cell>
          <table:table-cell table:number-columns-repeated="1022"/>
        </table:table-row>
        <table:table-row table:style-name="ro3">
          <table:table-cell office:value-type="string">
            <text:p>NOVER</text:p>
          </table:table-cell>
          <table:table-cell office:value-type="string">
            <text:p>yogatherapy.me</text:p>
          </table:table-cell>
          <table:table-cell table:number-columns-repeated="1022"/>
        </table:table-row>
      </table:table>
      <table:table table:name="content" table:style-name="ta1" table:print="false">
        <table:table-column table:style-name="co27" table:default-cell-style-name="Default"/>
        <table:table-column table:style-name="co2" table:number-columns-repeated="1021" table:default-cell-style-name="Default"/>
        <table:table-row table:style-name="ro6">
          <table:table-cell table:style-name="ce3" office:value-type="string">
            <text:p>Content summary – pre-enablement</text:p>
          </table:table-cell>
          <table:table-cell table:number-columns-repeated="6"/>
          <table:table-cell table:style-name="ce4" table:formula="of:=[.H2]/[.$M2]" office:value-type="percentage" office:value="0.0498490824583819">
            <text:p>5.0%</text:p>
          </table:table-cell>
          <table:table-cell table:style-name="ce4" table:formula="of:=[.I2]/[.$M2]" office:value-type="percentage" office:value="0.051571209006907">
            <text:p>5.2%</text:p>
          </table:table-cell>
          <table:table-cell table:style-name="ce4" office:value-type="string">
            <text:p><text:s/></text:p>
          </table:table-cell>
          <table:table-cell table:style-name="ce4" table:formula="of:=[.K2]/[.$M2]" office:value-type="percentage" office:value="0.00983278706738514">
            <text:p>1.0%</text:p>
          </table:table-cell>
          <table:table-cell table:style-name="ce4" table:formula="of:=[.L2]/[.$M2]" office:value-type="percentage" office:value="0.888746921467326">
            <text:p>88.9%</text:p>
          </table:table-cell>
          <table:table-cell table:number-columns-repeated="1010"/>
        </table:table-row>
        <table:table-row table:style-name="ro1">
          <table:table-cell office:value-type="string">
            <text:p><text:s/></text:p>
          </table:table-cell>
          <table:table-cell table:number-columns-repeated="6"/>
          <table:table-cell table:formula="of:=SUM([.H5:.H24])" office:value-type="float" office:value="2692">
            <text:p>2692</text:p>
          </table:table-cell>
          <table:table-cell table:formula="of:=SUM([.I5:.I24])" office:value-type="float" office:value="2785">
            <text:p>2785</text:p>
          </table:table-cell>
          <table:table-cell office:value-type="string">
            <text:p><text:s/></text:p>
          </table:table-cell>
          <table:table-cell table:formula="of:=SUM([.K5:.K24])" office:value-type="float" office:value="531">
            <text:p>531</text:p>
          </table:table-cell>
          <table:table-cell table:formula="of:=SUM([.L5:.L24])" office:value-type="float" office:value="47995">
            <text:p>47995</text:p>
          </table:table-cell>
          <table:table-cell table:formula="of:=SUM([.H2:.L2])" office:value-type="float" office:value="54003">
            <text:p>54003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>
            <text:p>Post type 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" office:value-type="string">
            <text:p>Posts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Date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qw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B5:.F5])"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39">
            <text:p>39</text:p>
          </table:table-cell>
          <table:table-cell office:value-type="float" office:value="280">
            <text:p>28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SUM([.H5:.L5])" office:value-type="float" office:value="495">
            <text:p>495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cwicc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B6:.F6])"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6:.L6])" office:value-type="float" office:value="411">
            <text:p>411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7:.F7])" office:value-type="float" office:value="32">
            <text:p>32</text:p>
          </table:table-cell>
          <table:table-cell office:value-type="float" office:value="620">
            <text:p>620</text:p>
          </table:table-cell>
          <table:table-cell office:value-type="float" office:value="968">
            <text:p>968</text:p>
          </table:table-cell>
          <table:table-cell office:value-type="float" office:value="4170">
            <text:p>4170</text:p>
          </table:table-cell>
          <table:table-cell office:value-type="float" office:value="103">
            <text:p>103</text:p>
          </table:table-cell>
          <table:table-cell office:value-type="float" office:value="11637">
            <text:p>11637</text:p>
          </table:table-cell>
          <table:table-cell table:formula="of:=SUM([.H7:.L7])" office:value-type="float" office:value="17498">
            <text:p>17498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uk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8:.F8])"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648">
            <text:p>648</text:p>
          </table:table-cell>
          <table:table-cell office:value-type="float" office:value="857">
            <text:p>857</text:p>
          </table:table-cell>
          <table:table-cell office:value-type="float" office:value="120">
            <text:p>120</text:p>
          </table:table-cell>
          <table:table-cell office:value-type="float" office:value="7869">
            <text:p>7869</text:p>
          </table:table-cell>
          <table:table-cell table:formula="of:=SUM([.H8:.L8])" office:value-type="float" office:value="9710">
            <text:p>971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eu</text:p>
          </table:table-cell>
          <table:table-cell table:number-columns-repeated="1021"/>
        </table:table-row>
        <table:table-row table:style-name="ro1">
          <table:table-cell office:value-type="string">
            <text:p>qw/src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10:.F10])"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518">
            <text:p>5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H10:.L10])" office:value-type="float" office:value="656">
            <text:p>656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ordpres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formula="of:=SUM([.B11:.F11])" office:value-type="float" office:value="44">
            <text:p>44</text:p>
          </table:table-cell>
          <table:table-cell office:value-type="float" office:value="904">
            <text:p>904</text:p>
          </table:table-cell>
          <table:table-cell office:value-type="float" office:value="547">
            <text:p>547</text:p>
          </table:table-cell>
          <table:table-cell office:value-type="float" office:value="5398">
            <text:p>5398</text:p>
          </table:table-cell>
          <table:table-cell office:value-type="float" office:value="181">
            <text:p>181</text:p>
          </table:table-cell>
          <table:table-cell office:value-type="float" office:value="23304">
            <text:p>23304</text:p>
          </table:table-cell>
          <table:table-cell table:formula="of:=SUM([.H11:.L11])" office:value-type="float" office:value="30334">
            <text:p>30334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-pompey</text:p>
          </table:table-cell>
          <table:table-cell office:value-type="float" office:value="3">
            <text:p>3</text:p>
            <draw:frame table:end-cell-address="content.I36" table:end-x="0.294cm" table:end-y="0.236cm" draw:z-index="0" draw:style-name="gr1" draw:text-style-name="P1" svg:width="15.999cm" svg:height="10.781cm" svg:x="0.102cm" svg:y="0.294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2:.F12])"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SUM([.H12:.L12])" office:value-type="float" office:value="790">
            <text:p>79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ms</text:p>
          </table:table-cell>
          <table:table-cell table:number-columns-repeated="12"/>
          <table:table-cell table:style-name="ce2"/>
          <table:table-cell table:number-columns-repeated="1008"/>
        </table:table-row>
        <table:table-row table:style-name="ro1">
          <table:table-cell office:value-type="string">
            <text:p>qw/wp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14:.F14])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SUM([.H14:.L14])" office:value-type="float" office:value="47">
            <text:p>47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h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SUM([.B15:.F15])" office:value-type="float" office:value="24">
            <text:p>24</text:p>
          </table:table-cell>
          <table:table-cell office:value-type="float" office:value="428">
            <text:p>428</text:p>
          </table:table-cell>
          <table:table-cell office:value-type="float" office:value="288">
            <text:p>288</text:p>
          </table:table-cell>
          <table:table-cell office:value-type="float" office:value="3408">
            <text:p>340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SUM([.H15:.L15])" office:value-type="float" office:value="4170">
            <text:p>417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fficialcaravan</text:p>
          </table:table-cell>
          <table:table-cell table:number-columns-repeated="1021"/>
        </table:table-row>
        <table:table-row table:style-name="ro1">
          <table:table-cell office:value-type="string">
            <text:p>qw/oobit</text:p>
          </table:table-cell>
          <table:table-cell table:number-columns-repeated="1021"/>
        </table:table-row>
        <table:table-row table:style-name="ro1">
          <table:table-cell office:value-type="string">
            <text:p>qw/bwcom</text:p>
          </table:table-cell>
          <table:table-cell table:number-columns-repeated="1021"/>
        </table:table-row>
        <table:table-row table:style-name="ro1">
          <table:table-cell office:value-type="string">
            <text:p>qw/bwdesign</text:p>
          </table:table-cell>
          <table:table-cell table:number-columns-repeated="5"/>
          <table:table-cell table:formula="of:=SUM([.B19:.F19])" office:value-type="float" office:value="0">
            <text:p>0</text:p>
          </table:table-cell>
          <table:table-cell table:number-columns-repeated="5"/>
          <table:table-cell table:formula="of:=SUM([.H19:.L1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qw/tag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content.J43" table:end-x="0.795cm" table:end-y="0.279cm" draw:z-index="1" draw:style-name="gr1" draw:text-style-name="P1" svg:width="15.999cm" svg:height="10.353cm" svg:x="0.603cm" svg:y="0.313cm">
              <draw:object draw:notify-on-update-of-ranges="content.A28:content.A31 content.B28:content.B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  <svg:title>Block editor coverage</svg:title>
              <svg:desc>Pre-enablement</svg:desc>
            </draw:frame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B20:.F20])"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165">
            <text:p>165</text:p>
          </table:table-cell>
          <table:table-cell office:value-type="float" office:value="4512">
            <text:p>4512</text:p>
          </table:table-cell>
          <table:table-cell office:value-type="float" office:value="12">
            <text:p>12</text:p>
          </table:table-cell>
          <table:table-cell office:value-type="float" office:value="5147">
            <text:p>5147</text:p>
          </table:table-cell>
          <table:table-cell table:formula="of:=SUM([.H20:.L20])" office:value-type="float" office:value="9950">
            <text:p>995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formula="of:=SUM([.B21:.F21])" office:value-type="float" office:value="0">
            <text:p>0</text:p>
          </table:table-cell>
          <table:table-cell table:number-columns-repeated="5"/>
          <table:table-cell table:formula="of:=SUM([.H21:.L2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2:.F22])" office:value-type="float" office:value="0">
            <text:p>0</text:p>
          </table:table-cell>
          <table:table-cell table:number-columns-repeated="5"/>
          <table:table-cell table:formula="of:=SUM([.H22:.L2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3:.F23])" office:value-type="float" office:value="0">
            <text:p>0</text:p>
          </table:table-cell>
          <table:table-cell table:number-columns-repeated="5"/>
          <table:table-cell table:formula="of:=SUM([.H23:.L2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4:.F24])" office:value-type="float" office:value="0">
            <text:p>0</text:p>
          </table:table-cell>
          <table:table-cell table:number-columns-repeated="5"/>
          <table:table-cell table:formula="of:=SUM([.H24:.L24])" office:value-type="float" office:value="0">
            <text:p>0</text:p>
          </table:table-cell>
          <table:table-cell table:number-columns-repeated="1009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>
            <text:p>Block</text:p>
          </table:table-cell>
          <table:table-cell table:formula="of:=[.H$2]" office:value-type="float" office:value="2692">
            <text:p>2692</text:p>
          </table:table-cell>
          <table:table-cell table:number-columns-repeated="1020"/>
        </table:table-row>
        <table:table-row table:style-name="ro1">
          <table:table-cell office:value-type="string">
            <text:p>Media</text:p>
          </table:table-cell>
          <table:table-cell table:formula="of:=[.I$2]" office:value-type="float" office:value="2785">
            <text:p>2785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table:formula="of:=[.K$2]" office:value-type="float" office:value="531">
            <text:p>531</text:p>
          </table:table-cell>
          <table:table-cell table:number-columns-repeated="1020"/>
        </table:table-row>
        <table:table-row table:style-name="ro1">
          <table:table-cell office:value-type="string">
            <text:p>Classic</text:p>
          </table:table-cell>
          <table:table-cell table:formula="of:=[.L$2]" office:value-type="float" office:value="47995">
            <text:p>47995</text:p>
          </table:table-cell>
          <table:table-cell table:number-columns-repeated="1020"/>
        </table:table-row>
      </table:table>
      <table:table table:name="Gut feel" table:style-name="ta1" table:print="false">
        <table:table-column table:style-name="co2" table:number-columns-repeated="6" table:default-cell-style-name="Default"/>
        <table:table-column table:style-name="co2" table:default-cell-style-name="ce6"/>
        <table:table-column table:style-name="co2" table:number-columns-repeated="6" table:default-cell-style-name="Default"/>
        <table:table-column table:style-name="co28" table:default-cell-style-name="Default"/>
        <table:table-column table:style-name="co2" table:number-columns-repeated="5" table:default-cell-style-name="Default"/>
        <table:table-column table:style-name="co28" table:default-cell-style-name="Default"/>
        <table:table-column table:style-name="co2" table:number-columns-repeated="5" table:default-cell-style-name="Default"/>
        <table:table-column table:style-name="co28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verage</text:p>
          </table:table-cell>
          <table:table-cell table:style-name="ce5"/>
          <table:table-cell table:style-name="ce1" table:number-columns-repeated="1017"/>
        </table:table-row>
        <table:table-row table:style-name="ro1">
          <table:table-cell office:value-type="string">
            <text:p>qw </text:p>
          </table:table-cell>
          <table:table-cell/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  <table:table-cell table:formula="of:=[.D2]/[.E2]" office:value-type="percentage" office:value="0.588785046728972">
            <text:p>59%</text:p>
          </table:table-cell>
          <table:table-cell table:number-columns-repeated="1017"/>
        </table:table-row>
        <table:table-row table:style-name="ro2">
          <table:table-cell office:value-type="string">
            <text:p>qw/cwiccer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table:formula="of:=[.D3]/[.E3]" office:value-type="percentage" office:value="0.75">
            <text:p>75%</text:p>
          </table:table-cell>
          <table:table-cell table:number-columns-repeated="1017"/>
        </table:table-row>
        <table:table-row table:style-name="ro1">
          <table:table-cell office:value-type="string">
            <text:p>qw/oikcom</text:p>
          </table:table-cell>
          <table:table-cell table:number-columns-repeated="2" office:value-type="float" office:value="0">
            <text:p>0</text:p>
          </table:table-cell>
          <table:table-cell office:value-type="float" office:value="601">
            <text:p>601</text:p>
          </table:table-cell>
          <table:table-cell office:value-type="float" office:value="13309">
            <text:p>13309</text:p>
          </table:table-cell>
          <table:table-cell office:value-type="float" office:value="5">
            <text:p>5</text:p>
          </table:table-cell>
          <table:table-cell table:formula="of:=[.D4]/[.E4]" office:value-type="percentage" office:value="0.0451574122774063">
            <text:p>5%</text:p>
          </table:table-cell>
          <table:table-cell table:number-columns-repeated="1017"/>
        </table:table-row>
        <table:table-row table:style-name="ro1">
          <table:table-cell office:value-type="string">
            <text:p>qw/oikcouk</text:p>
          </table:table-cell>
          <table:table-cell table:number-columns-repeated="2"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">
            <text:p>2</text:p>
          </table:table-cell>
          <table:table-cell table:formula="of:=[.D5]/[.E5]" office:value-type="percentage" office:value="0.0242882964301853">
            <text:p>2%</text:p>
          </table:table-cell>
          <table:table-cell table:number-columns-repeated="1017"/>
        </table:table-row>
        <table:table-row table:style-name="ro3">
          <table:table-cell office:value-type="string">
            <text:p>qw/oikeu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table:formula="of:=[.D6]/[.E6]" office:value-type="percentage" office:value="0.402298850574713">
            <text:p>40%</text:p>
          </table:table-cell>
          <table:table-cell table:number-columns-repeated="1017"/>
        </table:table-row>
        <table:table-row table:style-name="ro1">
          <table:table-cell office:value-type="string">
            <text:p>qw/src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">
            <text:p>73</text:p>
          </table:table-cell>
          <table:table-cell table:formula="of:=[.D7]/[.E7]" office:value-type="percentage" office:value="0.734848484848485">
            <text:p>73%</text:p>
          </table:table-cell>
          <table:table-cell table:number-columns-repeated="1017"/>
        </table:table-row>
        <table:table-row table:style-name="ro1">
          <table:table-cell office:value-type="string">
            <text:p>qw/wordpress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36">
            <text:p>836</text:p>
          </table:table-cell>
          <table:table-cell office:value-type="float" office:value="24768">
            <text:p>24768</text:p>
          </table:table-cell>
          <table:table-cell office:value-type="float" office:value="3">
            <text:p>3</text:p>
          </table:table-cell>
          <table:table-cell table:formula="of:=[.D8]/[.E8]" office:value-type="percentage" office:value="0.0337532299741602">
            <text:p>3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string">
            <text:p>qw/wp-pompey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8">
            <text:p>48</text:p>
          </table:table-cell>
          <table:table-cell table:formula="of:=[.D9]/[.E9]" office:value-type="percentage" office:value="0.475555555555556">
            <text:p>48%</text:p>
          </table:table-cell>
          <table:table-cell table:number-columns-repeated="1017"/>
        </table:table-row>
        <table:table-row table:style-name="ro3">
          <table:table-cell office:value-type="string">
            <text:p>qw/wpms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table:formula="of:=[.D10]/[.E10]" office:value-type="percentage" office:value="0.56">
            <text:p>56%</text:p>
          </table:table-cell>
          <table:table-cell table:number-columns-repeated="1017"/>
        </table:table-row>
        <table:table-row table:style-name="ro1">
          <table:table-cell office:value-type="string">
            <text:p>qw/wp5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formula="of:=[.D11]/[.E11]" office:value-type="percentage" office:value="0.32">
            <text:p>32%</text:p>
          </table:table-cell>
          <table:table-cell table:number-columns-repeated="1017"/>
        </table:table-row>
        <table:table-row table:style-name="ro1">
          <table:table-cell office:value-type="string">
            <text:p>qw/hm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</text:p>
          </table:table-cell>
          <table:table-cell table:formula="of:=[.D12]/[.E12]" office:value-type="percentage" office:value="0.560367454068242">
            <text:p>56%</text:p>
          </table:table-cell>
          <table:table-cell table:number-columns-repeated="1017"/>
        </table:table-row>
        <table:table-row table:style-name="ro1">
          <table:table-cell office:value-type="string">
            <text:p>qw/officialcaravan</text:p>
          </table:table-cell>
          <table:table-cell table:number-columns-repeated="2"/>
          <table:table-cell table:number-columns-repeated="2"/>
          <table:table-cell/>
          <table:table-cell table:formula="of:=[.D13]/[.E13]" office:value-type="percentage" office:value="0">
            <text:p>#DIV/0!</text:p>
          </table:table-cell>
          <table:table-cell table:number-columns-repeated="1017"/>
        </table:table-row>
        <table:table-row table:style-name="ro1">
          <table:table-cell office:value-type="string">
            <text:p>qw/oobit</text:p>
          </table:table-cell>
          <table:table-cell table:number-columns-repeated="2"/>
          <table:table-cell table:number-columns-repeated="2"/>
          <table:table-cell/>
          <table:table-cell table:formula="of:=[.D14]/[.E14]" office:value-type="percentage" office:value="0">
            <text:p>#DIV/0!</text:p>
          </table:table-cell>
          <table:table-cell table:number-columns-repeated="1017"/>
        </table:table-row>
        <table:table-row table:style-name="ro3">
          <table:table-cell office:value-type="string">
            <text:p>qw/bwcom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</text:p>
          </table:table-cell>
          <table:table-cell table:formula="of:=[.D15]/[.E15]" office:value-type="percentage" office:value="0.193146417445483">
            <text:p>19%</text:p>
          </table:table-cell>
          <table:table-cell table:number-columns-repeated="1017"/>
        </table:table-row>
        <table:table-row table:style-name="ro3">
          <table:table-cell office:value-type="string">
            <text:p>qw/bwdesign</text:p>
          </table:table-cell>
          <table:table-cell table:number-columns-repeated="2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619">
            <text:p>619</text:p>
          </table:table-cell>
          <table:table-cell office:value-type="float" office:value="52">
            <text:p>52</text:p>
          </table:table-cell>
          <table:table-cell table:formula="of:=[.D16]/[.E16]" office:value-type="percentage" office:value="0.516962843295638">
            <text:p>52%</text:p>
          </table:table-cell>
          <table:table-cell table:number-columns-repeated="1017"/>
        </table:table-row>
        <table:table-row table:style-name="ro3">
          <table:table-cell office:value-type="string">
            <text:p>qw/tags</text:p>
          </table:table-cell>
          <table:table-cell table:number-columns-repeated="2"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5437">
            <text:p>5437</text:p>
          </table:table-cell>
          <table:table-cell office:value-type="float" office:value="2">
            <text:p>2</text:p>
          </table:table-cell>
          <table:table-cell table:formula="of:=[.D17]/[.E17]" office:value-type="percentage" office:value="0.0207835203237079">
            <text:p>2%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number-columns-repeated="2"/>
          <table:table-cell/>
          <table:table-cell table:formula="of:=[.D18]/[.E18]" office:value-type="percentage" office:value="0">
            <text:p>#DIV/0!</text:p>
          </table:table-cell>
          <table:table-cell table:number-columns-repeated="1017"/>
        </table:table-row>
        <table:table-row table:style-name="ro1">
          <table:table-cell office:value-type="string">
            <text:p>wp.a2z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615">
            <text:p>17615</text:p>
          </table:table-cell>
          <table:table-cell office:value-type="float" office:value="0">
            <text:p>0</text:p>
          </table:table-cell>
          <table:table-cell table:formula="of:=[.D19]/[.E19]" office:value-type="percentage" office:value="0.000454158387737724">
            <text:p>0%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number-columns-repeated="2"/>
          <table:table-cell/>
          <table:table-cell table:formula="of:=[.D20]/[.E20]" office:value-type="percentage" office:value="0">
            <text:p>#DIV/0!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number-columns-repeated="2"/>
          <table:table-cell/>
          <table:table-cell table:formula="of:=[.D21]/[.E21]" office:value-type="percentage" office:value="0">
            <text:p>#DIV/0!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ugin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7"/>
          <table:table-cell table:style-name="ce1" table:formula="of:=SUM([.H51:.H194])" office:value-type="float" office:value="84">
            <text:p>84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Test compatible?</text:p>
          </table:table-cell>
          <table:table-cell table:style-name="ce1" office:value-type="string">
            <text:p>Compatible?</text:p>
          </table:table-cell>
          <table:table-cell table:style-name="ce1" table:number-columns-repeated="1015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aldwor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ookie-ca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soh_old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andmadestudio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1013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3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hoired-tast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pomp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ealwithst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gdwifa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okie-ca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rett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a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-plugins.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a2z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zs-pro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alwithst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usancowemiller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osh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fficialcarava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ag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</table:table>
      <table:table table:name="Component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Test compatibility?</text:p>
          </table:table-cell>
          <table:table-cell table:style-name="ce1" office:value-type="string">
            <text:p>Compatible?</text:p>
          </table:table-cell>
          <table:table-cell table:style-name="ce1" table:number-columns-repeated="1016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3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 vsglo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opinions" table:style-name="ta1" table:print="false">
        <table:table-column table:style-name="co2" table:number-columns-repeated="1024" table:default-cell-style-name="Default"/>
        <table:table-row table:style-name="ro1">
          <table:table-cell table:style-name="ce1" office:value-type="string">
            <text:p>Editor</text:p>
          </table:table-cell>
          <table:table-cell table:style-name="ce1" office:value-type="string">
            <text:p>Mandat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Opinion</text:p>
          </table:table-cell>
          <table:table-cell table:style-name="ce1" office:value-type="string">
            <text:p>Action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WordPress version OK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string">
            <text:p>Mandatory</text:p>
          </table:table-cell>
          <table:table-cell office:value-type="string">
            <text:p>S</text:p>
          </table:table-cell>
          <table:table-cell office:value-type="string">
            <text:p>WordPress &lt;= 4.9</text:p>
          </table:table-cell>
          <table:table-cell office:value-type="string">
            <text:p>Update WordPress</text:p>
          </table:table-cell>
          <table:table-cell table:number-columns-repeated="1019"/>
        </table:table-row>
      </table:table>
      <table:table table:name="Hours" table:style-name="ta1" table:print="false">
        <table:table-column table:style-name="co2" table:number-columns-repeated="1024" table:default-cell-style-name="Default"/>
        <table:table-row table:style-name="ro3">
          <table:table-cell office:value-type="string">
            <text:p>Parameter count to Size to Hours</text:p>
          </table:table-cell>
          <table:table-cell table:number-columns-repeated="3"/>
          <table:table-cell office:value-type="string">
            <text:p>Total hrs</text:p>
          </table:table-cell>
          <table:table-cell table:formula="of:=SUM([.F3:.F7])" office:value-type="float" office:value="7">
            <text:p>7</text:p>
          </table:table-cell>
          <table:table-cell table:formula="of:=SUM([.G3:.G7])" office:value-type="float" office:value="21">
            <text:p>21</text:p>
          </table:table-cell>
          <table:table-cell table:formula="of:=SUM([.H3:.H7])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Hours</text:p>
          </table:table-cell>
          <table:table-cell table:style-name="ce1"/>
          <table:table-cell table:style-name="ce1" office:value-type="string">
            <text:p>Task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Large</text:p>
          </table:table-cell>
          <table:table-cell table:style-name="ce1"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esign/spe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est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ocu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elease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ays</text:p>
          </table:table-cell>
          <table:table-cell table:formula="of:=[.F1]/7" office:value-type="float" office:value="1">
            <text:p>1</text:p>
          </table:table-cell>
          <table:table-cell table:formula="of:=[.G1]/7" office:value-type="float" office:value="3">
            <text:p>3</text:p>
          </table:table-cell>
          <table:table-cell table:formula="of:=[.H1]/7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</table:table>
      <table:database-ranges>
        <table:database-range table:name="__Anonymous_Sheet_DB__1" table:target-range-address="Components.A1:Components.F1176" table:display-filter-buttons="true">
          <table:filter>
            <table:filter-condition table:field-number="3" table:value="bobbingwide" table:operator="="/>
          </table:filter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plugins.A2:plugins.I1177" table:display-filter-buttons="true">
          <table:filter>
            <table:filter-condition table:field-number="7" table:value="1" table:operator="="/>
          </table:filter>
        </table:database-range>
        <table:database-range table:name="__Anonymous_Sheet_DB__3" table:target-range-address="Shortcodes.A2:Shortcodes.J192" table:display-filter-buttons="true">
          <table:filter>
            <table:filter-condition table:field-number="4" table:value="Inline " table:operator="="/>
          </table:filter>
        </table:database-range>
        <table:database-range table:name="ParmstoHours" table:target-range-address="Hours.A2:Hours.C33" table:on-update-keep-styles="true" table:on-update-keep-size="false"/>
        <table:database-range table:target-range-address="plugins.A2:plugins.I19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21/03/2018</text:date>, <text:time>17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1T17:32:19.90</dc:date>
    <dc:creator>Herb Miller</dc:creator>
    <meta:generator>OpenOffice/4.1.4$Win32 OpenOffice.org_project/414m5$Build-9788</meta:generator>
    <meta:editing-duration>PT20H3M9S</meta:editing-duration>
    <meta:editing-cycles>12</meta:editing-cycles>
    <meta:printed-by>Herb Miller</meta:printed-by>
    <meta:print-date>2018-03-13T19:23:45.96</meta:print-date>
    <meta:document-statistic meta:table-count="11" meta:cell-count="148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956cm" xlink:href=".." xlink:type="simple" chart:class="chart:circle" chart:style-name="ch1">
        <chart:legend chart:legend-position="end" svg:x="48.557cm" svg:y="21.862cm" style:legend-expansion="high" chart:style-name="ch2"/>
        <chart:plot-area chart:style-name="ch3" svg:x="0.32cm" svg:y="0.792cm" svg:width="15.68cm" svg:height="9.9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444cm" svg:y="0.792cm" svg:width="13.432cm" svg:height="9.94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0.374cm" xlink:href=".." xlink:type="simple" chart:class="chart:ring" chart:style-name="ch1">
        <chart:legend chart:legend-position="end" svg:x="14.107cm" svg:y="4.089cm" style:legend-expansion="high" chart:style-name="ch2"/>
        <chart:plot-area chart:style-name="ch3" table:cell-range-address="content.A28:content.B31" chart:data-source-has-labels="column" svg:x="0.32cm" svg:y="0.756cm" svg:width="13.467cm" svg:height="9.411cm">
          <chartooo:coordinate-region svg:x="2.348cm" svg:y="0.757cm" svg:width="9.41cm" svg:height="9.41cm"/>
          <chart:axis chart:dimension="x" chart:name="primary-x" chart:style-name="ch4" chartooo:axis-type="auto">
            <chartooo:date-scale/>
            <chart:categories table:cell-range-address="content.A28:content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tent.B28:content.B3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lock</text:p>
                <draw:g>
                  <svg:desc>content.A28:content.A31</svg:desc>
                </draw:g>
              </table:table-cell>
              <table:table-cell office:value-type="float" office:value="2692">
                <text:p>2692</text:p>
                <draw:g>
                  <svg:desc>content.B28:content.B31</svg:desc>
                </draw:g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47995">
                <text:p>47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